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1.7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color="#004586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Liberation Sans1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fo:color="#cc0000" fo:font-weight="bold" style:font-weight-asian="bold" style:font-weight-complex="bold"/>
    </style:style>
    <style:style style:name="ce9" style:family="table-cell" style:parent-style-name="Default"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ext-properties fo:color="#c5000b" fo:font-weight="bold" style:font-weight-asian="bold" style:font-weight-complex="bold"/>
    </style:style>
    <style:style style:name="ce11" style:family="table-cell" style:parent-style-name="Default">
      <style:text-properties style:use-window-font-color="true"/>
    </style:style>
    <style:style style:name="ce1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Análise da variação do <text:span text:style-name="T1">χ^2 com os limites seleccionados para a região linear</text:span></text:p>
          </table:table-cell>
          <table:table-cell table:number-columns-repeated="9"/>
          <table:table-cell table:style-name="ce3" office:value-type="string" calcext:value-type="string">
            <text:p>Critérios</text:p>
          </table:table-cell>
          <table:table-cell table:style-name="ce13" office:value-type="string" calcext:value-type="string">
            <text:p>- Χ^2/ndf à volta de 1.5 no máximo!</text:p>
          </table:table-cell>
          <table:table-cell/>
        </table:table-row>
        <table:table-row table:style-name="ro3">
          <table:table-cell table:number-columns-repeated="11"/>
          <table:table-cell table:style-name="ce13" office:value-type="string" calcext:value-type="string">
            <text:p>- Caso estejam todos à volta de 1.5 o critério são as variações mais bruscas de Χ^2/ndf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4">
          <table:table-cell table:style-name="ce2" office:value-type="string" calcext:value-type="string">
            <text:p>SV3 – Estrutura 2</text:p>
          </table:table-cell>
          <table:table-cell table:number-columns-repeated="12"/>
        </table:table-row>
        <table:table-row table:style-name="ro4">
          <table:table-cell table:style-name="ce3"/>
          <table:table-cell table:number-columns-repeated="12"/>
        </table:table-row>
        <table:table-row table:style-name="ro4">
          <table:table-cell table:style-name="ce3" office:value-type="string" calcext:value-type="string">
            <text:p>Varrimento 1 (→)</text:p>
          </table:table-cell>
          <table:table-cell table:number-columns-repeated="5"/>
          <table:table-cell table:style-name="ce11"/>
          <table:table-cell/>
          <table:table-cell table:style-name="ce3" office:value-type="string" calcext:value-type="string">
            <text:p>Varrimento 2 (←)</text:p>
          </table:table-cell>
          <table:table-cell table:number-columns-repeated="4"/>
        </table:table-row>
        <table:table-row table:style-name="ro5">
          <table:table-cell table:style-name="ce4"/>
          <table:table-cell table:number-columns-repeated="12"/>
        </table:table-row>
        <table:table-row table:style-name="ro3">
          <table:table-cell table:style-name="ce4" office:value-type="string" calcext:value-type="string">
            <text:p>Ecolha do limite inferior – fixar lim sup, variar lim inf e observar <text:span text:style-name="T1">χ^2</text:span></text:p>
          </table:table-cell>
          <table:table-cell table:number-columns-repeated="7"/>
          <table:table-cell table:style-name="ce12" office:value-type="string" calcext:value-type="string">
            <text:p>Ecolha do limite inferior 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</table:table-row>
        <table:table-row table:style-name="ro1">
          <table:table-cell table:style-name="ce5" office:value-type="float" office:value="-8" calcext:value-type="float">
            <text:p>-8</text:p>
          </table:table-cell>
          <table:table-cell office:value-type="float" office:value="25" calcext:value-type="float">
            <text:p>25</text:p>
          </table:table-cell>
          <table:table-cell office:value-type="float" office:value="58.0341" calcext:value-type="float">
            <text:p>58.0341</text:p>
          </table:table-cell>
          <table:table-cell table:style-name="ce8" table:formula="of:=[.C12]/([.B12]+ABS([.A12])-1)" office:value-type="float" office:value="1.813565625" calcext:value-type="float">
            <text:p>1.813565625</text:p>
          </table:table-cell>
          <table:table-cell table:number-columns-repeated="4"/>
          <table:table-cell table:style-name="ce5" office:value-type="float" office:value="-8" calcext:value-type="float">
            <text:p>-8</text:p>
          </table:table-cell>
          <table:table-cell office:value-type="float" office:value="25" calcext:value-type="float">
            <text:p>25</text:p>
          </table:table-cell>
          <table:table-cell office:value-type="float" office:value="30.6983" calcext:value-type="float">
            <text:p>30.6983</text:p>
          </table:table-cell>
          <table:table-cell table:formula="of:=[.K12]/([.J12]-ABS([.I12])-1)" office:value-type="float" office:value="1.91864375" calcext:value-type="float">
            <text:p>1.91864375</text:p>
          </table:table-cell>
          <table:table-cell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5" calcext:value-type="float">
            <text:p>25</text:p>
          </table:table-cell>
          <table:table-cell office:value-type="float" office:value="54.491" calcext:value-type="float">
            <text:p>54.491</text:p>
          </table:table-cell>
          <table:table-cell table:style-name="ce8" table:formula="of:=[.C13]/([.B13]+ABS([.A13])-1)" office:value-type="float" office:value="1.75777419354839" calcext:value-type="float">
            <text:p>1.7577741935</text:p>
          </table:table-cell>
          <table:table-cell table:style-name="ce9" table:formula="of:=[.D13]-[.D12]" office:value-type="float" office:value="-0.055791431451613" calcext:value-type="float">
            <text:p>-0.0557914315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25" calcext:value-type="float">
            <text:p>25</text:p>
          </table:table-cell>
          <table:table-cell office:value-type="float" office:value="30.3615" calcext:value-type="float">
            <text:p>30.3615</text:p>
          </table:table-cell>
          <table:table-cell table:formula="of:=[.K13]/([.J13]-ABS([.I13])-1)" office:value-type="float" office:value="1.78597058823529" calcext:value-type="float">
            <text:p>1.7859705882</text:p>
          </table:table-cell>
          <table:table-cell table:style-name="ce8" table:formula="of:=[.L13]-[.L12]" office:value-type="float" office:value="-0.132673161764706" calcext:value-type="float">
            <text:p>-0.132673161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5" calcext:value-type="float">
            <text:p>25</text:p>
          </table:table-cell>
          <table:table-cell office:value-type="float" office:value="52.0356" calcext:value-type="float">
            <text:p>52.0356</text:p>
          </table:table-cell>
          <table:table-cell table:style-name="ce8" table:formula="of:=[.C14]/([.B14]+ABS([.A14])-1)" office:value-type="float" office:value="1.73452" calcext:value-type="float">
            <text:p>1.73452</text:p>
          </table:table-cell>
          <table:table-cell table:style-name="ce9" table:formula="of:=[.D14]-[.D13]" office:value-type="float" office:value="-0.023254193548387" calcext:value-type="float">
            <text:p>-0.0232541935</text:p>
          </table:table-cell>
          <table:table-cell table:style-name="ce6"/>
          <table:table-cell table:number-columns-repeated="2"/>
          <table:table-cell office:value-type="float" office:value="-6" calcext:value-type="float">
            <text:p>-6</text:p>
          </table:table-cell>
          <table:table-cell office:value-type="float" office:value="25" calcext:value-type="float">
            <text:p>25</text:p>
          </table:table-cell>
          <table:table-cell office:value-type="float" office:value="27.9747" calcext:value-type="float">
            <text:p>27.9747</text:p>
          </table:table-cell>
          <table:table-cell table:formula="of:=[.K14]/([.J14]-ABS([.I14])-1)" office:value-type="float" office:value="1.55415" calcext:value-type="float">
            <text:p>1.55415</text:p>
          </table:table-cell>
          <table:table-cell table:style-name="ce8" table:formula="of:=[.L14]-[.L13]" office:value-type="float" office:value="-0.231820588235294" calcext:value-type="float">
            <text:p>-0.231820588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5" calcext:value-type="float">
            <text:p>25</text:p>
          </table:table-cell>
          <table:table-cell office:value-type="float" office:value="51.8915" calcext:value-type="float">
            <text:p>51.8915</text:p>
          </table:table-cell>
          <table:table-cell table:style-name="ce8" table:formula="of:=[.C15]/([.B15]+ABS([.A15])-1)" office:value-type="float" office:value="1.78936206896552" calcext:value-type="float">
            <text:p>1.789362069</text:p>
          </table:table-cell>
          <table:table-cell table:style-name="ce9" table:formula="of:=[.D15]-[.D14]" office:value-type="float" office:value="0.0548420689655171" calcext:value-type="float">
            <text:p>0.054842069</text:p>
          </table:table-cell>
          <table:table-cell table:style-name="ce6"/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25" calcext:value-type="float">
            <text:p>25</text:p>
          </table:table-cell>
          <table:table-cell office:value-type="float" office:value="27.349" calcext:value-type="float">
            <text:p>27.349</text:p>
          </table:table-cell>
          <table:table-cell table:formula="of:=[.K15]/([.J15]-ABS([.I15])-1)" office:value-type="float" office:value="1.43942105263158" calcext:value-type="float">
            <text:p>1.4394210526</text:p>
          </table:table-cell>
          <table:table-cell table:style-name="ce8" table:formula="of:=[.L15]-[.L14]" office:value-type="float" office:value="-0.114728947368421" calcext:value-type="float">
            <text:p>-0.114728947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5" calcext:value-type="float">
            <text:p>25</text:p>
          </table:table-cell>
          <table:table-cell office:value-type="float" office:value="51.5343" calcext:value-type="float">
            <text:p>51.5343</text:p>
          </table:table-cell>
          <table:table-cell table:style-name="ce8" table:formula="of:=[.C16]/([.B16]+ABS([.A16])-1)" office:value-type="float" office:value="1.84051071428571" calcext:value-type="float">
            <text:p>1.8405107143</text:p>
          </table:table-cell>
          <table:table-cell table:style-name="ce9" table:formula="of:=[.D16]-[.D15]" office:value-type="float" office:value="0.0511486453201973" calcext:value-type="float">
            <text:p>0.0511486453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office:value-type="float" office:value="25" calcext:value-type="float">
            <text:p>25</text:p>
          </table:table-cell>
          <table:table-cell office:value-type="float" office:value="25.8889" calcext:value-type="float">
            <text:p>25.8889</text:p>
          </table:table-cell>
          <table:table-cell table:formula="of:=[.K16]/([.J16]-ABS([.I16])-1)" office:value-type="float" office:value="1.294445" calcext:value-type="float">
            <text:p>1.294445</text:p>
          </table:table-cell>
          <table:table-cell table:style-name="ce8" table:formula="of:=[.L16]-[.L15]" office:value-type="float" office:value="-0.144976052631579" calcext:value-type="float">
            <text:p>-0.144976052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5" calcext:value-type="float">
            <text:p>25</text:p>
          </table:table-cell>
          <table:table-cell office:value-type="float" office:value="51.1598" calcext:value-type="float">
            <text:p>51.1598</text:p>
          </table:table-cell>
          <table:table-cell table:style-name="ce8" table:formula="of:=[.C17]/([.B17]+ABS([.A17])-1)" office:value-type="float" office:value="1.89480740740741" calcext:value-type="float">
            <text:p>1.8948074074</text:p>
          </table:table-cell>
          <table:table-cell table:style-name="ce9" table:formula="of:=[.D17]-[.D16]" office:value-type="float" office:value="0.0542966931216928" calcext:value-type="float">
            <text:p>0.0542966931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25" calcext:value-type="float">
            <text:p>25</text:p>
          </table:table-cell>
          <table:table-cell office:value-type="float" office:value="25.3864" calcext:value-type="float">
            <text:p>25.3864</text:p>
          </table:table-cell>
          <table:table-cell table:formula="of:=[.K17]/([.J17]-ABS([.I17])-1)" office:value-type="float" office:value="1.20887619047619" calcext:value-type="float">
            <text:p>1.2088761905</text:p>
          </table:table-cell>
          <table:table-cell table:style-name="ce9" table:formula="of:=[.L17]-[.L16]" office:value-type="float" office:value="-0.0855688095238096" calcext:value-type="float">
            <text:p>-0.085568809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5" calcext:value-type="float">
            <text:p>25</text:p>
          </table:table-cell>
          <table:table-cell office:value-type="float" office:value="48.8425" calcext:value-type="float">
            <text:p>48.8425</text:p>
          </table:table-cell>
          <table:table-cell table:style-name="ce8" table:formula="of:=[.C18]/([.B18]+ABS([.A18])-1)" office:value-type="float" office:value="1.87855769230769" calcext:value-type="float">
            <text:p>1.8785576923</text:p>
          </table:table-cell>
          <table:table-cell table:style-name="ce9" table:formula="of:=[.D18]-[.D17]" office:value-type="float" office:value="-0.016249715099715" calcext:value-type="float">
            <text:p>-0.0162497151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25" calcext:value-type="float">
            <text:p>25</text:p>
          </table:table-cell>
          <table:table-cell office:value-type="float" office:value="25.3808" calcext:value-type="float">
            <text:p>25.3808</text:p>
          </table:table-cell>
          <table:table-cell table:formula="of:=[.K18]/([.J18]-ABS([.I18])-1)" office:value-type="float" office:value="1.15367272727273" calcext:value-type="float">
            <text:p>1.1536727273</text:p>
          </table:table-cell>
          <table:table-cell table:style-name="ce9" table:formula="of:=[.L18]-[.L17]" office:value-type="float" office:value="-0.055203463203463" calcext:value-type="float">
            <text:p>-0.055203463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42.4203" calcext:value-type="float">
            <text:p>42.4203</text:p>
          </table:table-cell>
          <table:table-cell table:style-name="ce8" table:formula="of:=[.C19]/([.B19]+ABS([.A19])-1)" office:value-type="float" office:value="1.696812" calcext:value-type="float">
            <text:p>1.696812</text:p>
          </table:table-cell>
          <table:table-cell table:style-name="ce9" table:formula="of:=[.D19]-[.D18]" office:value-type="float" office:value="-0.181745692307692" calcext:value-type="float">
            <text:p>-0.1817456923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25.0485" calcext:value-type="float">
            <text:p>25.0485</text:p>
          </table:table-cell>
          <table:table-cell table:formula="of:=[.K19]/([.J19]-ABS([.I19])-1)" office:value-type="float" office:value="1.0890652173913" calcext:value-type="float">
            <text:p>1.0890652174</text:p>
          </table:table-cell>
          <table:table-cell table:style-name="ce9" table:formula="of:=[.L19]-[.L18]" office:value-type="float" office:value="-0.0646075098814229" calcext:value-type="float">
            <text:p>-0.06460750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3.3329" calcext:value-type="float">
            <text:p>33.3329</text:p>
          </table:table-cell>
          <table:table-cell table:formula="of:=[.C20]/([.B20]+ABS([.A20])-1)" office:value-type="float" office:value="1.38887083333333" calcext:value-type="float">
            <text:p>1.3888708333</text:p>
          </table:table-cell>
          <table:table-cell table:style-name="ce9" table:formula="of:=[.D20]-[.D19]" office:value-type="float" office:value="-0.307941166666666" calcext:value-type="float">
            <text:p>-0.307941166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.7435" calcext:value-type="float">
            <text:p>24.7435</text:p>
          </table:table-cell>
          <table:table-cell table:formula="of:=[.K20]/([.J20]-ABS([.I20])-1)" office:value-type="float" office:value="1.03097916666667" calcext:value-type="float">
            <text:p>1.0309791667</text:p>
          </table:table-cell>
          <table:table-cell table:style-name="ce9" table:formula="of:=[.L20]-[.L19]" office:value-type="float" office:value="-0.0580860507246377" calcext:value-type="float">
            <text:p>-0.05808605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3.3329" calcext:value-type="float">
            <text:p>33.3329</text:p>
          </table:table-cell>
          <table:table-cell table:formula="of:=[.C21]/([.B21]+ABS([.A21])-1)" office:value-type="float" office:value="1.333316" calcext:value-type="float">
            <text:p>1.333316</text:p>
          </table:table-cell>
          <table:table-cell table:style-name="ce9" table:formula="of:=[.D21]-[.D20]" office:value-type="float" office:value="-0.0555548333333333" calcext:value-type="float">
            <text:p>-0.055554833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.7435" calcext:value-type="float">
            <text:p>24.7435</text:p>
          </table:table-cell>
          <table:table-cell table:formula="of:=[.K21]/([.J21]-ABS([.I21])-1)" office:value-type="float" office:value="1.07580434782609" calcext:value-type="float">
            <text:p>1.0758043478</text:p>
          </table:table-cell>
          <table:table-cell table:style-name="ce9" table:formula="of:=[.L21]-[.L20]" office:value-type="float" office:value="0.0448251811594202" calcext:value-type="float">
            <text:p>0.04482518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1.3988" calcext:value-type="float">
            <text:p>31.3988</text:p>
          </table:table-cell>
          <table:table-cell table:formula="of:=[.C22]/([.B22]+ABS([.A22])-1)" office:value-type="float" office:value="1.20764615384615" calcext:value-type="float">
            <text:p>1.2076461538</text:p>
          </table:table-cell>
          <table:table-cell table:style-name="ce9" table:formula="of:=[.D22]-[.D21]" office:value-type="float" office:value="-0.125669846153846" calcext:value-type="float">
            <text:p>-0.125669846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4.654" calcext:value-type="float">
            <text:p>24.654</text:p>
          </table:table-cell>
          <table:table-cell table:formula="of:=[.K22]/([.J22]-ABS([.I22])-1)" office:value-type="float" office:value="1.12063636363636" calcext:value-type="float">
            <text:p>1.1206363636</text:p>
          </table:table-cell>
          <table:table-cell table:style-name="ce9" table:formula="of:=[.L22]-[.L21]" office:value-type="float" office:value="0.0448320158102766" calcext:value-type="float">
            <text:p>0.04483201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8.42" calcext:value-type="float">
            <text:p>28.42</text:p>
          </table:table-cell>
          <table:table-cell table:formula="of:=[.C23]/([.B23]+ABS([.A23])-1)" office:value-type="float" office:value="1.05259259259259" calcext:value-type="float">
            <text:p>1.0525925926</text:p>
          </table:table-cell>
          <table:table-cell table:style-name="ce9" table:formula="of:=[.D23]-[.D22]" office:value-type="float" office:value="-0.155053561253561" calcext:value-type="float">
            <text:p>-0.1550535613</text:p>
          </table:table-cell>
          <table:table-cell table:style-name="ce6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4.6226" calcext:value-type="float">
            <text:p>24.6226</text:p>
          </table:table-cell>
          <table:table-cell table:formula="of:=[.K23]/([.J23]-ABS([.I23])-1)" office:value-type="float" office:value="1.17250476190476" calcext:value-type="float">
            <text:p>1.1725047619</text:p>
          </table:table-cell>
          <table:table-cell table:style-name="ce9" table:formula="of:=[.L23]-[.L22]" office:value-type="float" office:value="0.0518683982683983" calcext:value-type="float">
            <text:p>0.05186839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8.3628" calcext:value-type="float">
            <text:p>28.3628</text:p>
          </table:table-cell>
          <table:table-cell table:formula="of:=[.C24]/([.B24]+ABS([.A24])-1)" office:value-type="float" office:value="1.01295714285714" calcext:value-type="float">
            <text:p>1.0129571429</text:p>
          </table:table-cell>
          <table:table-cell table:style-name="ce9" table:formula="of:=[.D24]-[.D23]" office:value-type="float" office:value="-0.0396354497354499" calcext:value-type="float">
            <text:p>-0.039635449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1.3249" calcext:value-type="float">
            <text:p>21.3249</text:p>
          </table:table-cell>
          <table:table-cell table:formula="of:=[.K24]/([.J24]-ABS([.I24])-1)" office:value-type="float" office:value="1.066245" calcext:value-type="float">
            <text:p>1.066245</text:p>
          </table:table-cell>
          <table:table-cell table:style-name="ce9" table:formula="of:=[.L24]-[.L23]" office:value-type="float" office:value="-0.106259761904762" calcext:value-type="float">
            <text:p>-0.106259761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6" office:value-type="string" calcext:value-type="string">
            <text:p>Lim. Inferior (Oe)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/>
          <table:table-cell table:style-name="ce6" office:value-type="string" calcext:value-type="string">
            <text:p>Lim. Inferior (Oe)</text:p>
          </table:table-cell>
          <table:table-cell table:style-name="ce6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6">
          <table:table-cell table:style-name="ce4" office:value-type="string" calcext:value-type="string">
            <text:p>Ecolha do limite superior – fixar lim inf obtido, variar lim sup e observar <text:span text:style-name="T1">χ^2</text:span></text:p>
          </table:table-cell>
          <table:table-cell table:number-columns-repeated="7"/>
          <table:table-cell table:style-name="ce4" office:value-type="string" calcext:value-type="string">
            <text:p>Ecolha do limite superior 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office:value-type="float" office:value="33.4337" calcext:value-type="float">
            <text:p>33.4337</text:p>
          </table:table-cell>
          <table:table-cell table:style-name="ce9" table:formula="of:=[.C31]/([.B31]-[.A31]-1)" office:value-type="float" office:value="1.51971363636364" calcext:value-type="float">
            <text:p>1.5197136364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office:value-type="float" office:value="22" calcext:value-type="float">
            <text:p>22</text:p>
          </table:table-cell>
          <table:table-cell office:value-type="float" office:value="18.9952" calcext:value-type="float">
            <text:p>18.9952</text:p>
          </table:table-cell>
          <table:table-cell table:formula="of:=[.K31]/([.J31]-[.I31]-1)" office:value-type="float" office:value="0.791466666666667" calcext:value-type="float">
            <text:p>0.7914666667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34.5768" calcext:value-type="float">
            <text:p>34.5768</text:p>
          </table:table-cell>
          <table:table-cell table:style-name="ce9" table:formula="of:=[.C32]/([.B32]-[.A32]-1)" office:value-type="float" office:value="1.50333913043478" calcext:value-type="float">
            <text:p>1.5033391304</text:p>
          </table:table-cell>
          <table:table-cell table:formula="of:=[.D32]-[.D31]" office:value-type="float" office:value="-0.016374505928854" calcext:value-type="float">
            <text:p>-0.0163745059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23" calcext:value-type="float">
            <text:p>23</text:p>
          </table:table-cell>
          <table:table-cell office:value-type="float" office:value="20.5231" calcext:value-type="float">
            <text:p>20.5231</text:p>
          </table:table-cell>
          <table:table-cell table:formula="of:=[.K32]/([.J32]-[.I32]-1)" office:value-type="float" office:value="0.820924" calcext:value-type="float">
            <text:p>0.820924</text:p>
          </table:table-cell>
          <table:table-cell table:formula="of:=[.K32]-[.K31]" office:value-type="float" office:value="1.5279" calcext:value-type="float">
            <text:p>1.527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office:value-type="float" office:value="38.6876" calcext:value-type="float">
            <text:p>38.6876</text:p>
          </table:table-cell>
          <table:table-cell table:style-name="ce9" table:formula="of:=[.C33]/([.B33]-[.A33]-1)" office:value-type="float" office:value="1.61198333333333" calcext:value-type="float">
            <text:p>1.6119833333</text:p>
          </table:table-cell>
          <table:table-cell table:formula="of:=[.D33]-[.D32]" office:value-type="float" office:value="0.108644202898551" calcext:value-type="float">
            <text:p>0.1086442029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24" calcext:value-type="float">
            <text:p>24</text:p>
          </table:table-cell>
          <table:table-cell office:value-type="float" office:value="23.1298" calcext:value-type="float">
            <text:p>23.1298</text:p>
          </table:table-cell>
          <table:table-cell table:formula="of:=[.K33]/([.J33]-[.I33]-1)" office:value-type="float" office:value="0.889607692307692" calcext:value-type="float">
            <text:p>0.8896076923</text:p>
          </table:table-cell>
          <table:table-cell table:formula="of:=[.K33]-[.K32]" office:value-type="float" office:value="2.6067" calcext:value-type="float">
            <text:p>2.606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42.4203" calcext:value-type="float">
            <text:p>42.4203</text:p>
          </table:table-cell>
          <table:table-cell table:style-name="ce9" table:formula="of:=[.C34]/([.B34]-[.A34]-1)" office:value-type="float" office:value="1.696812" calcext:value-type="float">
            <text:p>1.696812</text:p>
          </table:table-cell>
          <table:table-cell table:formula="of:=[.D34]-[.D33]" office:value-type="float" office:value="0.0848286666666664" calcext:value-type="float">
            <text:p>0.0848286667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25" calcext:value-type="float">
            <text:p>25</text:p>
          </table:table-cell>
          <table:table-cell office:value-type="float" office:value="25.3864" calcext:value-type="float">
            <text:p>25.3864</text:p>
          </table:table-cell>
          <table:table-cell table:formula="of:=[.K34]/([.J34]-[.I34]-1)" office:value-type="float" office:value="0.940237037037037" calcext:value-type="float">
            <text:p>0.940237037</text:p>
          </table:table-cell>
          <table:table-cell table:formula="of:=[.K34]-[.K33]" office:value-type="float" office:value="2.2566" calcext:value-type="float">
            <text:p>2.256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49.2451" calcext:value-type="float">
            <text:p>49.2451</text:p>
          </table:table-cell>
          <table:table-cell table:style-name="ce9" table:formula="of:=[.C35]/([.B35]-[.A35]-1)" office:value-type="float" office:value="1.89404230769231" calcext:value-type="float">
            <text:p>1.8940423077</text:p>
          </table:table-cell>
          <table:table-cell table:style-name="ce8" table:formula="of:=[.D35]-[.D34]" office:value-type="float" office:value="0.197230307692308" calcext:value-type="float">
            <text:p>0.1972303077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26" calcext:value-type="float">
            <text:p>26</text:p>
          </table:table-cell>
          <table:table-cell office:value-type="float" office:value="30.9587" calcext:value-type="float">
            <text:p>30.9587</text:p>
          </table:table-cell>
          <table:table-cell table:formula="of:=[.K35]/([.J35]-[.I35]-1)" office:value-type="float" office:value="1.10566785714286" calcext:value-type="float">
            <text:p>1.1056678571</text:p>
          </table:table-cell>
          <table:table-cell table:formula="of:=[.K35]-[.K34]" office:value-type="float" office:value="5.5723" calcext:value-type="float">
            <text:p>5.572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office:value-type="float" office:value="62.5524" calcext:value-type="float">
            <text:p>62.5524</text:p>
          </table:table-cell>
          <table:table-cell table:style-name="ce9" table:formula="of:=[.C36]/([.B36]-[.A36]-1)" office:value-type="float" office:value="2.31675555555556" calcext:value-type="float">
            <text:p>2.3167555556</text:p>
          </table:table-cell>
          <table:table-cell table:style-name="ce8" table:formula="of:=[.D36]-[.D35]" office:value-type="float" office:value="0.422713247863248" calcext:value-type="float">
            <text:p>0.4227132479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27" calcext:value-type="float">
            <text:p>27</text:p>
          </table:table-cell>
          <table:table-cell office:value-type="float" office:value="40.0952" calcext:value-type="float">
            <text:p>40.0952</text:p>
          </table:table-cell>
          <table:table-cell table:formula="of:=[.K36]/([.J36]-[.I36]-1)" office:value-type="float" office:value="1.38259310344828" calcext:value-type="float">
            <text:p>1.3825931034</text:p>
          </table:table-cell>
          <table:table-cell table:formula="of:=[.K36]-[.K35]" office:value-type="float" office:value="9.1365" calcext:value-type="float">
            <text:p>9.136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74.9589" calcext:value-type="float">
            <text:p>74.9589</text:p>
          </table:table-cell>
          <table:table-cell table:style-name="ce9" table:formula="of:=[.C37]/([.B37]-[.A37]-1)" office:value-type="float" office:value="2.67710357142857" calcext:value-type="float">
            <text:p>2.6771035714</text:p>
          </table:table-cell>
          <table:table-cell table:style-name="ce8" table:formula="of:=[.D37]-[.D36]" office:value-type="float" office:value="0.360348015873016" calcext:value-type="float">
            <text:p>0.3603480159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28" calcext:value-type="float">
            <text:p>28</text:p>
          </table:table-cell>
          <table:table-cell office:value-type="float" office:value="49.4408" calcext:value-type="float">
            <text:p>49.4408</text:p>
          </table:table-cell>
          <table:table-cell table:style-name="ce8" table:formula="of:=[.K37]/([.J37]-[.I37]-1)" office:value-type="float" office:value="1.64802666666667" calcext:value-type="float">
            <text:p>1.6480266667</text:p>
          </table:table-cell>
          <table:table-cell table:style-name="ce9" table:formula="of:=[.K37]-[.K36]" office:value-type="float" office:value="9.3456" calcext:value-type="float">
            <text:p>9.345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9" calcext:value-type="float">
            <text:p>29</text:p>
          </table:table-cell>
          <table:table-cell office:value-type="float" office:value="92.5221" calcext:value-type="float">
            <text:p>92.5221</text:p>
          </table:table-cell>
          <table:table-cell table:style-name="ce9" table:formula="of:=[.C38]/([.B38]-[.A38]-1)" office:value-type="float" office:value="3.19041724137931" calcext:value-type="float">
            <text:p>3.1904172414</text:p>
          </table:table-cell>
          <table:table-cell table:style-name="ce8" table:formula="of:=[.D38]-[.D37]" office:value-type="float" office:value="0.513313669950739" calcext:value-type="float">
            <text:p>0.51331367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29" calcext:value-type="float">
            <text:p>29</text:p>
          </table:table-cell>
          <table:table-cell office:value-type="float" office:value="63.9768" calcext:value-type="float">
            <text:p>63.9768</text:p>
          </table:table-cell>
          <table:table-cell table:style-name="ce8" table:formula="of:=[.K38]/([.J38]-[.I38]-1)" office:value-type="float" office:value="2.06376774193548" calcext:value-type="float">
            <text:p>2.0637677419</text:p>
          </table:table-cell>
          <table:table-cell table:style-name="ce9" table:formula="of:=[.K38]-[.K37]" office:value-type="float" office:value="14.536" calcext:value-type="float">
            <text:p>14.53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7.294" calcext:value-type="float">
            <text:p>107.294</text:p>
          </table:table-cell>
          <table:table-cell table:style-name="ce9" table:formula="of:=[.C39]/([.B39]-[.A39]-1)" office:value-type="float" office:value="3.57646666666667" calcext:value-type="float">
            <text:p>3.5764666667</text:p>
          </table:table-cell>
          <table:table-cell table:style-name="ce8" table:formula="of:=[.D39]-[.D38]" office:value-type="float" office:value="0.386049425287356" calcext:value-type="float">
            <text:p>0.3860494253</text:p>
          </table:table-cell>
          <table:table-cell table:style-name="ce6"/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76.0224" calcext:value-type="float">
            <text:p>76.0224</text:p>
          </table:table-cell>
          <table:table-cell table:style-name="ce8" table:formula="of:=[.K39]/([.J39]-[.I39]-1)" office:value-type="float" office:value="2.3757" calcext:value-type="float">
            <text:p>2.3757</text:p>
          </table:table-cell>
          <table:table-cell table:style-name="ce9" table:formula="of:=[.K39]-[.K38]" office:value-type="float" office:value="12.0456" calcext:value-type="float">
            <text:p>12.045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1" calcext:value-type="float">
            <text:p>31</text:p>
          </table:table-cell>
          <table:table-cell office:value-type="float" office:value="129.357" calcext:value-type="float">
            <text:p>129.357</text:p>
          </table:table-cell>
          <table:table-cell table:style-name="ce9" table:formula="of:=[.C40]/([.B40]-[.A40]-1)" office:value-type="float" office:value="4.1728064516129" calcext:value-type="float">
            <text:p>4.1728064516</text:p>
          </table:table-cell>
          <table:table-cell table:style-name="ce8" table:formula="of:=[.D40]-[.D39]" office:value-type="float" office:value="0.596339784946236" calcext:value-type="float">
            <text:p>0.5963397849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31" calcext:value-type="float">
            <text:p>31</text:p>
          </table:table-cell>
          <table:table-cell office:value-type="float" office:value="93.9771" calcext:value-type="float">
            <text:p>93.9771</text:p>
          </table:table-cell>
          <table:table-cell table:style-name="ce8" table:formula="of:=[.K40]/([.J40]-[.I40]-1)" office:value-type="float" office:value="2.84779090909091" calcext:value-type="float">
            <text:p>2.8477909091</text:p>
          </table:table-cell>
          <table:table-cell table:style-name="ce9" table:formula="of:=[.K40]-[.K39]" office:value-type="float" office:value="17.9547" calcext:value-type="float">
            <text:p>17.954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2" calcext:value-type="float">
            <text:p>32</text:p>
          </table:table-cell>
          <table:table-cell office:value-type="float" office:value="141.685" calcext:value-type="float">
            <text:p>141.685</text:p>
          </table:table-cell>
          <table:table-cell table:style-name="ce9" table:formula="of:=[.C41]/([.B41]-[.A41]-1)" office:value-type="float" office:value="4.42765625" calcext:value-type="float">
            <text:p>4.42765625</text:p>
          </table:table-cell>
          <table:table-cell table:style-name="ce8" table:formula="of:=[.D41]-[.D40]" office:value-type="float" office:value="0.254849798387097" calcext:value-type="float">
            <text:p>0.2548497984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32" calcext:value-type="float">
            <text:p>32</text:p>
          </table:table-cell>
          <table:table-cell office:value-type="float" office:value="106.3" calcext:value-type="float">
            <text:p>106.3</text:p>
          </table:table-cell>
          <table:table-cell table:style-name="ce8" table:formula="of:=[.K41]/([.J41]-[.I41]-1)" office:value-type="float" office:value="3.12647058823529" calcext:value-type="float">
            <text:p>3.1264705882</text:p>
          </table:table-cell>
          <table:table-cell table:style-name="ce9" table:formula="of:=[.K41]-[.K40]" office:value-type="float" office:value="12.3229" calcext:value-type="float">
            <text:p>12.322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office:value-type="float" office:value="159.491" calcext:value-type="float">
            <text:p>159.491</text:p>
          </table:table-cell>
          <table:table-cell table:style-name="ce9" table:formula="of:=[.C42]/([.B42]-[.A42]-1)" office:value-type="float" office:value="4.83306060606061" calcext:value-type="float">
            <text:p>4.8330606061</text:p>
          </table:table-cell>
          <table:table-cell table:style-name="ce8" table:formula="of:=[.D42]-[.D41]" office:value-type="float" office:value="0.405404356060607" calcext:value-type="float">
            <text:p>0.4054043561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33" calcext:value-type="float">
            <text:p>33</text:p>
          </table:table-cell>
          <table:table-cell office:value-type="float" office:value="122.339" calcext:value-type="float">
            <text:p>122.339</text:p>
          </table:table-cell>
          <table:table-cell table:style-name="ce8" table:formula="of:=[.K42]/([.J42]-[.I42]-1)" office:value-type="float" office:value="3.4954" calcext:value-type="float">
            <text:p>3.4954</text:p>
          </table:table-cell>
          <table:table-cell table:style-name="ce9" table:formula="of:=[.K42]-[.K41]" office:value-type="float" office:value="16.039" calcext:value-type="float">
            <text:p>16.03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4" calcext:value-type="float">
            <text:p>34</text:p>
          </table:table-cell>
          <table:table-cell office:value-type="float" office:value="174.757" calcext:value-type="float">
            <text:p>174.757</text:p>
          </table:table-cell>
          <table:table-cell table:style-name="ce9" table:formula="of:=[.C43]/([.B43]-[.A43]-1)" office:value-type="float" office:value="5.13991176470588" calcext:value-type="float">
            <text:p>5.1399117647</text:p>
          </table:table-cell>
          <table:table-cell table:style-name="ce8" table:formula="of:=[.D43]-[.D42]" office:value-type="float" office:value="0.306851158645276" calcext:value-type="float">
            <text:p>0.3068511586</text:p>
          </table:table-cell>
          <table:table-cell table:number-columns-repeated="7"/>
          <table:table-cell table:style-name="ce8"/>
        </table:table-row>
        <table:table-row table:style-name="ro1" table:number-rows-repeated="2">
          <table:table-cell table:number-columns-repeated="4"/>
          <table:table-cell table:style-name="ce8"/>
          <table:table-cell table:number-columns-repeated="7"/>
          <table:table-cell table:style-name="ce8"/>
        </table:table-row>
        <table:table-row table:style-name="ro1">
          <table:table-cell table:number-columns-repeated="13"/>
        </table:table-row>
        <table:table-row table:style-name="ro1">
          <table:table-cell table:style-name="ce6" office:value-type="string" calcext:value-type="string">
            <text:p>Lim. Superior (Oe)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6"/>
          <table:table-cell table:style-name="ce6" office:value-type="string" calcext:value-type="string">
            <text:p>Lim. Superior (Oe)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4">
          <table:table-cell table:style-name="ce2" office:value-type="string" calcext:value-type="string">
            <text:p>SV3 – Estrutura 4</text:p>
          </table:table-cell>
          <table:table-cell table:number-columns-repeated="12"/>
        </table:table-row>
        <table:table-row table:style-name="ro4">
          <table:table-cell table:style-name="ce3"/>
          <table:table-cell table:number-columns-repeated="12"/>
        </table:table-row>
        <table:table-row table:style-name="ro4">
          <table:table-cell table:style-name="ce3" office:value-type="string" calcext:value-type="string">
            <text:p>Varrimento 1 (→)</text:p>
          </table:table-cell>
          <table:table-cell table:number-columns-repeated="5"/>
          <table:table-cell table:style-name="ce11"/>
          <table:table-cell/>
          <table:table-cell table:style-name="ce3" office:value-type="string" calcext:value-type="string">
            <text:p>Varrimento 2 (←)</text:p>
          </table:table-cell>
          <table:table-cell table:number-columns-repeated="4"/>
        </table:table-row>
        <table:table-row table:style-name="ro5">
          <table:table-cell table:style-name="ce4"/>
          <table:table-cell table:number-columns-repeated="12"/>
        </table:table-row>
        <table:table-row table:style-name="ro3">
          <table:table-cell table:style-name="ce4" office:value-type="string" calcext:value-type="string">
            <text:p>Ecolha do limite inferior</text:p>
          </table:table-cell>
          <table:table-cell table:number-columns-repeated="7"/>
          <table:table-cell table:style-name="ce12" office:value-type="string" calcext:value-type="string">
            <text:p>Ecolha do limite inferior 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office:value-type="float" office:value="13" calcext:value-type="float">
            <text:p>13</text:p>
          </table:table-cell>
          <table:table-cell office:value-type="float" office:value="55.0575" calcext:value-type="float">
            <text:p>55.0575</text:p>
          </table:table-cell>
          <table:table-cell table:style-name="ce8" table:formula="of:=[.C57]/([.B57]+ABS([.A57])-1)" office:value-type="float" office:value="2.50261363636364" calcext:value-type="float">
            <text:p>2.5026136364</text:p>
          </table:table-cell>
          <table:table-cell table:number-columns-repeated="4"/>
          <table:table-cell table:style-name="ce5" office:value-type="float" office:value="-10" calcext:value-type="float">
            <text:p>-10</text:p>
          </table:table-cell>
          <table:table-cell office:value-type="float" office:value="13" calcext:value-type="float">
            <text:p>13</text:p>
          </table:table-cell>
          <table:table-cell office:value-type="float" office:value="27.0027" calcext:value-type="float">
            <text:p>27.0027</text:p>
          </table:table-cell>
          <table:table-cell table:style-name="ce8" table:formula="of:=[.K57]/([.J57]-[.I57]-1)" office:value-type="float" office:value="1.22739545454545" calcext:value-type="float">
            <text:p>1.2273954545</text:p>
          </table:table-cell>
          <table:table-cell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3" calcext:value-type="float">
            <text:p>13</text:p>
          </table:table-cell>
          <table:table-cell office:value-type="float" office:value="36.7063" calcext:value-type="float">
            <text:p>36.7063</text:p>
          </table:table-cell>
          <table:table-cell table:style-name="ce8" table:formula="of:=[.C58]/([.B58]+ABS([.A58])-1)" office:value-type="float" office:value="1.74791904761905" calcext:value-type="float">
            <text:p>1.7479190476</text:p>
          </table:table-cell>
          <table:table-cell table:style-name="ce9" table:formula="of:=[.D58]-[.D57]" office:value-type="float" office:value="-0.754694588744589" calcext:value-type="float">
            <text:p>-0.7546945887</text:p>
          </table:table-cell>
          <table:table-cell table:number-columns-repeated="3"/>
          <table:table-cell office:value-type="float" office:value="-9" calcext:value-type="float">
            <text:p>-9</text:p>
          </table:table-cell>
          <table:table-cell office:value-type="float" office:value="13" calcext:value-type="float">
            <text:p>13</text:p>
          </table:table-cell>
          <table:table-cell office:value-type="float" office:value="26.7466" calcext:value-type="float">
            <text:p>26.7466</text:p>
          </table:table-cell>
          <table:table-cell table:style-name="ce8" table:formula="of:=[.K58]/([.J58]-[.I58]-1)" office:value-type="float" office:value="1.27364761904762" calcext:value-type="float">
            <text:p>1.273647619</text:p>
          </table:table-cell>
          <table:table-cell table:style-name="ce9" table:formula="of:=[.L58]-[.L57]" office:value-type="float" office:value="0.0462521645021645" calcext:value-type="float">
            <text:p>0.046252164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3" calcext:value-type="float">
            <text:p>13</text:p>
          </table:table-cell>
          <table:table-cell office:value-type="float" office:value="32.4828" calcext:value-type="float">
            <text:p>32.4828</text:p>
          </table:table-cell>
          <table:table-cell table:style-name="ce8" table:formula="of:=[.C59]/([.B59]+ABS([.A59])-1)" office:value-type="float" office:value="1.62414" calcext:value-type="float">
            <text:p>1.62414</text:p>
          </table:table-cell>
          <table:table-cell table:style-name="ce9" table:formula="of:=[.D59]-[.D58]" office:value-type="float" office:value="-0.123779047619048" calcext:value-type="float">
            <text:p>-0.1237790476</text:p>
          </table:table-cell>
          <table:table-cell table:style-name="ce6"/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13" calcext:value-type="float">
            <text:p>13</text:p>
          </table:table-cell>
          <table:table-cell office:value-type="float" office:value="23.6743" calcext:value-type="float">
            <text:p>23.6743</text:p>
          </table:table-cell>
          <table:table-cell table:style-name="ce8" table:formula="of:=[.K59]/([.J59]-[.I59]-1)" office:value-type="float" office:value="1.183715" calcext:value-type="float">
            <text:p>1.183715</text:p>
          </table:table-cell>
          <table:table-cell table:style-name="ce9" table:formula="of:=[.L59]-[.L58]" office:value-type="float" office:value="-0.0899326190476193" calcext:value-type="float">
            <text:p>-0.08993261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3" calcext:value-type="float">
            <text:p>13</text:p>
          </table:table-cell>
          <table:table-cell office:value-type="float" office:value="31.2596" calcext:value-type="float">
            <text:p>31.2596</text:p>
          </table:table-cell>
          <table:table-cell table:style-name="ce8" table:formula="of:=[.C60]/([.B60]+ABS([.A60])-1)" office:value-type="float" office:value="1.64524210526316" calcext:value-type="float">
            <text:p>1.6452421053</text:p>
          </table:table-cell>
          <table:table-cell table:style-name="ce9" table:formula="of:=[.D60]-[.D59]" office:value-type="float" office:value="0.0211021052631579" calcext:value-type="float">
            <text:p>0.0211021053</text:p>
          </table:table-cell>
          <table:table-cell table:style-name="ce6"/>
          <table:table-cell table:number-columns-repeated="2"/>
          <table:table-cell office:value-type="float" office:value="-7" calcext:value-type="float">
            <text:p>-7</text:p>
          </table:table-cell>
          <table:table-cell office:value-type="float" office:value="13" calcext:value-type="float">
            <text:p>13</text:p>
          </table:table-cell>
          <table:table-cell office:value-type="float" office:value="22.8026" calcext:value-type="float">
            <text:p>22.8026</text:p>
          </table:table-cell>
          <table:table-cell table:style-name="ce8" table:formula="of:=[.K60]/([.J60]-[.I60]-1)" office:value-type="float" office:value="1.20013684210526" calcext:value-type="float">
            <text:p>1.2001368421</text:p>
          </table:table-cell>
          <table:table-cell table:style-name="ce9" table:formula="of:=[.L60]-[.L59]" office:value-type="float" office:value="0.0164218421052633" calcext:value-type="float">
            <text:p>0.016421842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3" calcext:value-type="float">
            <text:p>13</text:p>
          </table:table-cell>
          <table:table-cell office:value-type="float" office:value="26.2769" calcext:value-type="float">
            <text:p>26.2769</text:p>
          </table:table-cell>
          <table:table-cell table:style-name="ce8" table:formula="of:=[.C61]/([.B61]+ABS([.A61])-1)" office:value-type="float" office:value="1.45982777777778" calcext:value-type="float">
            <text:p>1.4598277778</text:p>
          </table:table-cell>
          <table:table-cell table:style-name="ce9" table:formula="of:=[.D61]-[.D60]" office:value-type="float" office:value="-0.18541432748538" calcext:value-type="float">
            <text:p>-0.1854143275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3" calcext:value-type="float">
            <text:p>13</text:p>
          </table:table-cell>
          <table:table-cell office:value-type="float" office:value="18.3284" calcext:value-type="float">
            <text:p>18.3284</text:p>
          </table:table-cell>
          <table:table-cell table:formula="of:=[.K61]/([.J61]-[.I61]-1)" office:value-type="float" office:value="1.01824444444444" calcext:value-type="float">
            <text:p>1.0182444444</text:p>
          </table:table-cell>
          <table:table-cell table:style-name="ce9" table:formula="of:=[.L61]-[.L60]" office:value-type="float" office:value="-0.181892397660819" calcext:value-type="float">
            <text:p>-0.181892397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3" calcext:value-type="float">
            <text:p>13</text:p>
          </table:table-cell>
          <table:table-cell office:value-type="float" office:value="23.7944" calcext:value-type="float">
            <text:p>23.7944</text:p>
          </table:table-cell>
          <table:table-cell table:style-name="ce8" table:formula="of:=[.C62]/([.B62]+ABS([.A62])-1)" office:value-type="float" office:value="1.39967058823529" calcext:value-type="float">
            <text:p>1.3996705882</text:p>
          </table:table-cell>
          <table:table-cell table:style-name="ce9" table:formula="of:=[.D62]-[.D61]" office:value-type="float" office:value="-0.0601571895424839" calcext:value-type="float">
            <text:p>-0.0601571895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3" calcext:value-type="float">
            <text:p>13</text:p>
          </table:table-cell>
          <table:table-cell office:value-type="float" office:value="16.5617" calcext:value-type="float">
            <text:p>16.5617</text:p>
          </table:table-cell>
          <table:table-cell table:formula="of:=[.K62]/([.J62]-[.I62]-1)" office:value-type="float" office:value="0.974217647058823" calcext:value-type="float">
            <text:p>0.9742176471</text:p>
          </table:table-cell>
          <table:table-cell table:style-name="ce9" table:formula="of:=[.L62]-[.L61]" office:value-type="float" office:value="-0.0440267973856209" calcext:value-type="float">
            <text:p>-0.044026797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18.0418" calcext:value-type="float">
            <text:p>18.0418</text:p>
          </table:table-cell>
          <table:table-cell table:formula="of:=[.C63]/([.B63]+ABS([.A63])-1)" office:value-type="float" office:value="1.1276125" calcext:value-type="float">
            <text:p>1.1276125</text:p>
          </table:table-cell>
          <table:table-cell table:style-name="ce9" table:formula="of:=[.D63]-[.D62]" office:value-type="float" office:value="-0.272058088235294" calcext:value-type="float">
            <text:p>-0.2720580882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11.9905" calcext:value-type="float">
            <text:p>11.9905</text:p>
          </table:table-cell>
          <table:table-cell table:formula="of:=[.K63]/([.J63]-[.I63]-1)" office:value-type="float" office:value="0.74940625" calcext:value-type="float">
            <text:p>0.74940625</text:p>
          </table:table-cell>
          <table:table-cell table:style-name="ce9" table:formula="of:=[.L63]-[.L62]" office:value-type="float" office:value="-0.224811397058823" calcext:value-type="float">
            <text:p>-0.224811397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14.557" calcext:value-type="float">
            <text:p>14.557</text:p>
          </table:table-cell>
          <table:table-cell table:formula="of:=[.C64]/([.B64]+ABS([.A64])-1)" office:value-type="float" office:value="0.970466666666667" calcext:value-type="float">
            <text:p>0.9704666667</text:p>
          </table:table-cell>
          <table:table-cell table:style-name="ce9" table:formula="of:=[.D64]-[.D63]" office:value-type="float" office:value="-0.157145833333333" calcext:value-type="float">
            <text:p>-0.1571458333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10.2721" calcext:value-type="float">
            <text:p>10.2721</text:p>
          </table:table-cell>
          <table:table-cell table:formula="of:=[.K64]/([.J64]-[.I64]-1)" office:value-type="float" office:value="0.684806666666667" calcext:value-type="float">
            <text:p>0.6848066667</text:p>
          </table:table-cell>
          <table:table-cell table:style-name="ce9" table:formula="of:=[.L64]-[.L63]" office:value-type="float" office:value="-0.0645995833333334" calcext:value-type="float">
            <text:p>-0.064599583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office:value-type="float" office:value="13.665" calcext:value-type="float">
            <text:p>13.665</text:p>
          </table:table-cell>
          <table:table-cell table:formula="of:=[.C65]/([.B65]+ABS([.A65])-1)" office:value-type="float" office:value="0.976071428571428" calcext:value-type="float">
            <text:p>0.9760714286</text:p>
          </table:table-cell>
          <table:table-cell table:style-name="ce9" table:formula="of:=[.D65]-[.D64]" office:value-type="float" office:value="0.00560476190476178" calcext:value-type="float">
            <text:p>0.0056047619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office:value-type="float" office:value="10.1844" calcext:value-type="float">
            <text:p>10.1844</text:p>
          </table:table-cell>
          <table:table-cell table:formula="of:=[.K65]/([.J65]-[.I65]-1)" office:value-type="float" office:value="0.727457142857143" calcext:value-type="float">
            <text:p>0.7274571429</text:p>
          </table:table-cell>
          <table:table-cell table:style-name="ce9" table:formula="of:=[.L65]-[.L64]" office:value-type="float" office:value="0.0426504761904762" calcext:value-type="float">
            <text:p>0.042650476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10.9438" calcext:value-type="float">
            <text:p>10.9438</text:p>
          </table:table-cell>
          <table:table-cell table:formula="of:=[.C66]/([.B66]+ABS([.A66])-1)" office:value-type="float" office:value="0.841830769230769" calcext:value-type="float">
            <text:p>0.8418307692</text:p>
          </table:table-cell>
          <table:table-cell table:style-name="ce9" table:formula="of:=[.D66]-[.D65]" office:value-type="float" office:value="-0.134240659340659" calcext:value-type="float">
            <text:p>-0.1342406593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8.59852" calcext:value-type="float">
            <text:p>8.59852</text:p>
          </table:table-cell>
          <table:table-cell table:formula="of:=[.K66]/([.J66]-[.I66]-1)" office:value-type="float" office:value="0.661424615384615" calcext:value-type="float">
            <text:p>0.6614246154</text:p>
          </table:table-cell>
          <table:table-cell table:style-name="ce9" table:formula="of:=[.L66]-[.L65]" office:value-type="float" office:value="-0.0660325274725275" calcext:value-type="float">
            <text:p>-0.0660325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.657" calcext:value-type="float">
            <text:p>10.657</text:p>
          </table:table-cell>
          <table:table-cell table:formula="of:=[.C67]/([.B67]+ABS([.A67])-1)" office:value-type="float" office:value="0.888083333333333" calcext:value-type="float">
            <text:p>0.8880833333</text:p>
          </table:table-cell>
          <table:table-cell table:style-name="ce9" table:formula="of:=[.D67]-[.D66]" office:value-type="float" office:value="0.0462525641025642" calcext:value-type="float">
            <text:p>0.046252564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87404" calcext:value-type="float">
            <text:p>6.87404</text:p>
          </table:table-cell>
          <table:table-cell table:formula="of:=[.K67]/([.J67]-[.I67]-1)" office:value-type="float" office:value="0.572836666666667" calcext:value-type="float">
            <text:p>0.5728366667</text:p>
          </table:table-cell>
          <table:table-cell table:style-name="ce9" table:formula="of:=[.L67]-[.L66]" office:value-type="float" office:value="-0.0885879487179487" calcext:value-type="float">
            <text:p>-0.08858794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84125" calcext:value-type="float">
            <text:p>8.84125</text:p>
          </table:table-cell>
          <table:table-cell table:formula="of:=[.C68]/([.B68]+ABS([.A68])-1)" office:value-type="float" office:value="0.680096153846154" calcext:value-type="float">
            <text:p>0.6800961538</text:p>
          </table:table-cell>
          <table:table-cell table:style-name="ce9" table:formula="of:=[.D68]-[.D67]" office:value-type="float" office:value="-0.207987179487179" calcext:value-type="float">
            <text:p>-0.2079871795</text:p>
          </table:table-cell>
          <table:table-cell table:style-name="ce6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.87404" calcext:value-type="float">
            <text:p>6.87404</text:p>
          </table:table-cell>
          <table:table-cell table:formula="of:=[.K68]/([.J68]-[.I68]-1)" office:value-type="float" office:value="0.624912727272727" calcext:value-type="float">
            <text:p>0.6249127273</text:p>
          </table:table-cell>
          <table:table-cell table:style-name="ce9" table:formula="of:=[.L68]-[.L67]" office:value-type="float" office:value="0.0520760606060606" calcext:value-type="float">
            <text:p>0.052076060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6" office:value-type="string" calcext:value-type="string">
            <text:p>Lim. Inferior (Oe)</text:p>
          </table:table-cell>
          <table:table-cell table:style-name="ce6" office:value-type="float" office:value="-4" calcext:value-type="float">
            <text:p>-4</text:p>
          </table:table-cell>
          <table:table-cell table:number-columns-repeated="6"/>
          <table:table-cell table:style-name="ce6" office:value-type="string" calcext:value-type="string">
            <text:p>Lim. Inferior (Oe)</text:p>
          </table:table-cell>
          <table:table-cell table:style-name="ce6" office:value-type="float" office:value="-6" calcext:value-type="float">
            <text:p>-6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5">
          <table:table-cell table:style-name="ce4" office:value-type="string" calcext:value-type="string">
            <text:p>Ecolha do limite superior </text:p>
          </table:table-cell>
          <table:table-cell table:number-columns-repeated="7"/>
          <table:table-cell table:style-name="ce4" office:value-type="string" calcext:value-type="string">
            <text:p>Ecolha do limite superior 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χ^2(i+1) - <text:s/>χ^2(i)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15.8415" calcext:value-type="float">
            <text:p>15.8415</text:p>
          </table:table-cell>
          <table:table-cell table:formula="of:=[.C76]/([.B76]-[.A76]-1)" office:value-type="float" office:value="1.0561" calcext:value-type="float">
            <text:p>1.0561</text:p>
          </table:table-cell>
          <table:table-cell table:number-columns-repeated="4"/>
          <table:table-cell office:value-type="float" office:value="-12" calcext:value-type="float">
            <text:p>-12</text:p>
          </table:table-cell>
          <table:table-cell office:value-type="float" office:value="14" calcext:value-type="float">
            <text:p>14</text:p>
          </table:table-cell>
          <table:table-cell office:value-type="float" office:value="30.0521" calcext:value-type="float">
            <text:p>30.0521</text:p>
          </table:table-cell>
          <table:table-cell table:formula="of:=[.K76]/([.J76]-[.I76]-1)" office:value-type="float" office:value="1.202084" calcext:value-type="float">
            <text:p>1.202084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18.0418" calcext:value-type="float">
            <text:p>18.0418</text:p>
          </table:table-cell>
          <table:table-cell table:formula="of:=[.C77]/([.B77]-[.A77]-1)" office:value-type="float" office:value="1.1276125" calcext:value-type="float">
            <text:p>1.1276125</text:p>
          </table:table-cell>
          <table:table-cell table:formula="of:=[.D77]-[.D76]" office:value-type="float" office:value="0.0715124999999999" calcext:value-type="float">
            <text:p>0.0715125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5" calcext:value-type="float">
            <text:p>15</text:p>
          </table:table-cell>
          <table:table-cell office:value-type="float" office:value="36.566" calcext:value-type="float">
            <text:p>36.566</text:p>
          </table:table-cell>
          <table:table-cell table:formula="of:=[.K77]/([.J77]-[.I77]-1)" office:value-type="float" office:value="1.40638461538462" calcext:value-type="float">
            <text:p>1.4063846154</text:p>
          </table:table-cell>
          <table:table-cell table:formula="of:=[.K77]-[.K76]" office:value-type="float" office:value="6.5139" calcext:value-type="float">
            <text:p>6.513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office:value-type="float" office:value="18.5993" calcext:value-type="float">
            <text:p>18.5993</text:p>
          </table:table-cell>
          <table:table-cell table:formula="of:=[.C78]/([.B78]-[.A78]-1)" office:value-type="float" office:value="1.09407647058824" calcext:value-type="float">
            <text:p>1.0940764706</text:p>
          </table:table-cell>
          <table:table-cell table:formula="of:=[.D78]-[.D77]" office:value-type="float" office:value="-0.0335360294117646" calcext:value-type="float">
            <text:p>-0.0335360294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6" calcext:value-type="float">
            <text:p>16</text:p>
          </table:table-cell>
          <table:table-cell office:value-type="float" office:value="39.2005" calcext:value-type="float">
            <text:p>39.2005</text:p>
          </table:table-cell>
          <table:table-cell table:formula="of:=[.K78]/([.J78]-[.I78]-1)" office:value-type="float" office:value="1.45187037037037" calcext:value-type="float">
            <text:p>1.4518703704</text:p>
          </table:table-cell>
          <table:table-cell table:formula="of:=[.K78]-[.K77]" office:value-type="float" office:value="2.6345" calcext:value-type="float">
            <text:p>2.634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5" calcext:value-type="float">
            <text:p>15</text:p>
          </table:table-cell>
          <table:table-cell office:value-type="float" office:value="21.0067" calcext:value-type="float">
            <text:p>21.0067</text:p>
          </table:table-cell>
          <table:table-cell table:formula="of:=[.C79]/([.B79]-[.A79]-1)" office:value-type="float" office:value="1.16703888888889" calcext:value-type="float">
            <text:p>1.1670388889</text:p>
          </table:table-cell>
          <table:table-cell table:formula="of:=[.D79]-[.D78]" office:value-type="float" office:value="0.0729624183006534" calcext:value-type="float">
            <text:p>0.0729624183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7" calcext:value-type="float">
            <text:p>17</text:p>
          </table:table-cell>
          <table:table-cell office:value-type="float" office:value="44.0891" calcext:value-type="float">
            <text:p>44.0891</text:p>
          </table:table-cell>
          <table:table-cell table:formula="of:=[.K79]/([.J79]-[.I79]-1)" office:value-type="float" office:value="1.57461071428571" calcext:value-type="float">
            <text:p>1.5746107143</text:p>
          </table:table-cell>
          <table:table-cell table:formula="of:=[.K79]-[.K78]" office:value-type="float" office:value="4.8886" calcext:value-type="float">
            <text:p>4.888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6" calcext:value-type="float">
            <text:p>16</text:p>
          </table:table-cell>
          <table:table-cell office:value-type="float" office:value="21.1583" calcext:value-type="float">
            <text:p>21.1583</text:p>
          </table:table-cell>
          <table:table-cell table:formula="of:=[.C80]/([.B80]-[.A80]-1)" office:value-type="float" office:value="1.11359473684211" calcext:value-type="float">
            <text:p>1.1135947368</text:p>
          </table:table-cell>
          <table:table-cell table:formula="of:=[.D80]-[.D79]" office:value-type="float" office:value="-0.0534441520467834" calcext:value-type="float">
            <text:p>-0.053444152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8" calcext:value-type="float">
            <text:p>18</text:p>
          </table:table-cell>
          <table:table-cell office:value-type="float" office:value="47.1934" calcext:value-type="float">
            <text:p>47.1934</text:p>
          </table:table-cell>
          <table:table-cell table:formula="of:=[.K80]/([.J80]-[.I80]-1)" office:value-type="float" office:value="1.62735862068966" calcext:value-type="float">
            <text:p>1.6273586207</text:p>
          </table:table-cell>
          <table:table-cell table:formula="of:=[.K80]-[.K79]" office:value-type="float" office:value="3.10429999999999" calcext:value-type="float">
            <text:p>3.104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7" calcext:value-type="float">
            <text:p>17</text:p>
          </table:table-cell>
          <table:table-cell office:value-type="float" office:value="21.6352" calcext:value-type="float">
            <text:p>21.6352</text:p>
          </table:table-cell>
          <table:table-cell table:formula="of:=[.C81]/([.B81]-[.A81]-1)" office:value-type="float" office:value="1.08176" calcext:value-type="float">
            <text:p>1.08176</text:p>
          </table:table-cell>
          <table:table-cell table:formula="of:=[.D81]-[.D80]" office:value-type="float" office:value="-0.0318347368421052" calcext:value-type="float">
            <text:p>-0.0318347368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9" calcext:value-type="float">
            <text:p>19</text:p>
          </table:table-cell>
          <table:table-cell office:value-type="float" office:value="47.7002" calcext:value-type="float">
            <text:p>47.7002</text:p>
          </table:table-cell>
          <table:table-cell table:formula="of:=[.K81]/([.J81]-[.I81]-1)" office:value-type="float" office:value="1.59000666666667" calcext:value-type="float">
            <text:p>1.5900066667</text:p>
          </table:table-cell>
          <table:table-cell table:formula="of:=[.K81]-[.K80]" office:value-type="float" office:value="0.506800000000006" calcext:value-type="float">
            <text:p>0.506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8" calcext:value-type="float">
            <text:p>18</text:p>
          </table:table-cell>
          <table:table-cell office:value-type="float" office:value="21.759" calcext:value-type="float">
            <text:p>21.759</text:p>
          </table:table-cell>
          <table:table-cell table:formula="of:=[.C82]/([.B82]-[.A82]-1)" office:value-type="float" office:value="1.03614285714286" calcext:value-type="float">
            <text:p>1.0361428571</text:p>
          </table:table-cell>
          <table:table-cell table:formula="of:=[.D82]-[.D81]" office:value-type="float" office:value="-0.0456171428571428" calcext:value-type="float">
            <text:p>-0.0456171429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20" calcext:value-type="float">
            <text:p>20</text:p>
          </table:table-cell>
          <table:table-cell office:value-type="float" office:value="49.9546" calcext:value-type="float">
            <text:p>49.9546</text:p>
          </table:table-cell>
          <table:table-cell table:formula="of:=[.K82]/([.J82]-[.I82]-1)" office:value-type="float" office:value="1.61143870967742" calcext:value-type="float">
            <text:p>1.6114387097</text:p>
          </table:table-cell>
          <table:table-cell table:style-name="ce9" table:formula="of:=[.K82]-[.K81]" office:value-type="float" office:value="2.2544" calcext:value-type="float">
            <text:p>2.254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9" calcext:value-type="float">
            <text:p>19</text:p>
          </table:table-cell>
          <table:table-cell office:value-type="float" office:value="22.0541" calcext:value-type="float">
            <text:p>22.0541</text:p>
          </table:table-cell>
          <table:table-cell table:formula="of:=[.C83]/([.B83]-[.A83]-1)" office:value-type="float" office:value="1.00245909090909" calcext:value-type="float">
            <text:p>1.0024590909</text:p>
          </table:table-cell>
          <table:table-cell table:formula="of:=[.D83]-[.D82]" office:value-type="float" office:value="-0.0336837662337663" calcext:value-type="float">
            <text:p>-0.0336837662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21" calcext:value-type="float">
            <text:p>21</text:p>
          </table:table-cell>
          <table:table-cell office:value-type="float" office:value="58.7494" calcext:value-type="float">
            <text:p>58.7494</text:p>
          </table:table-cell>
          <table:table-cell table:formula="of:=[.K83]/([.J83]-[.I83]-1)" office:value-type="float" office:value="1.83591875" calcext:value-type="float">
            <text:p>1.83591875</text:p>
          </table:table-cell>
          <table:table-cell table:style-name="ce10" table:formula="of:=[.K83]-[.K82]" office:value-type="float" office:value="8.7948" calcext:value-type="float">
            <text:p>8.794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0" calcext:value-type="float">
            <text:p>20</text:p>
          </table:table-cell>
          <table:table-cell office:value-type="float" office:value="29.7668" calcext:value-type="float">
            <text:p>29.7668</text:p>
          </table:table-cell>
          <table:table-cell table:formula="of:=[.C84]/([.B84]-[.A84]-1)" office:value-type="float" office:value="1.29420869565217" calcext:value-type="float">
            <text:p>1.2942086957</text:p>
          </table:table-cell>
          <table:table-cell table:style-name="ce8" table:formula="of:=[.D84]-[.D83]" office:value-type="float" office:value="0.291749604743083" calcext:value-type="float">
            <text:p>0.2917496047</text:p>
          </table:table-cell>
          <table:table-cell table:style-name="ce6"/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22" calcext:value-type="float">
            <text:p>22</text:p>
          </table:table-cell>
          <table:table-cell office:value-type="float" office:value="90.7771" calcext:value-type="float">
            <text:p>90.7771</text:p>
          </table:table-cell>
          <table:table-cell table:formula="of:=[.K84]/([.J84]-[.I84]-1)" office:value-type="float" office:value="2.75082121212121" calcext:value-type="float">
            <text:p>2.7508212121</text:p>
          </table:table-cell>
          <table:table-cell table:style-name="ce10" table:formula="of:=[.K84]-[.K83]" office:value-type="float" office:value="32.0277" calcext:value-type="float">
            <text:p>32.027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1" calcext:value-type="float">
            <text:p>21</text:p>
          </table:table-cell>
          <table:table-cell office:value-type="float" office:value="47.9794" calcext:value-type="float">
            <text:p>47.9794</text:p>
          </table:table-cell>
          <table:table-cell table:formula="of:=[.C85]/([.B85]-[.A85]-1)" office:value-type="float" office:value="1.99914166666667" calcext:value-type="float">
            <text:p>1.9991416667</text:p>
          </table:table-cell>
          <table:table-cell table:style-name="ce8" table:formula="of:=[.D85]-[.D84]" office:value-type="float" office:value="0.704932971014493" calcext:value-type="float">
            <text:p>0.704932971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23" calcext:value-type="float">
            <text:p>23</text:p>
          </table:table-cell>
          <table:table-cell office:value-type="float" office:value="152.479" calcext:value-type="float">
            <text:p>152.479</text:p>
          </table:table-cell>
          <table:table-cell table:formula="of:=[.K85]/([.J85]-[.I85]-1)" office:value-type="float" office:value="4.48467647058824" calcext:value-type="float">
            <text:p>4.4846764706</text:p>
          </table:table-cell>
          <table:table-cell table:style-name="ce10" table:formula="of:=[.K85]-[.K84]" office:value-type="float" office:value="61.7019" calcext:value-type="float">
            <text:p>61.701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6" office:value-type="string" calcext:value-type="string">
            <text:p>Lim. Superior (Oe)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/>
          <table:table-cell table:style-name="ce8"/>
          <table:table-cell table:number-columns-repeated="3"/>
          <table:table-cell table:style-name="ce6" office:value-type="string" calcext:value-type="string">
            <text:p>Lim. Superior (Oe)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8"/>
        </table:table-row>
        <table:table-row table:style-name="ro1" table:number-rows-repeated="3">
          <table:table-cell table:number-columns-repeated="4"/>
          <table:table-cell table:style-name="ce8"/>
          <table:table-cell table:number-columns-repeated="7"/>
          <table:table-cell table:style-name="ce8"/>
        </table:table-row>
        <table:table-row table:style-name="ro1">
          <table:table-cell table:number-columns-repeated="13"/>
        </table:table-row>
        <table:table-row table:style-name="ro4">
          <table:table-cell table:style-name="ce2" office:value-type="string" calcext:value-type="string">
            <text:p>SV4 – Estrutura B</text:p>
          </table:table-cell>
          <table:table-cell table:number-columns-repeated="12"/>
        </table:table-row>
        <table:table-row table:style-name="ro4">
          <table:table-cell table:style-name="ce3"/>
          <table:table-cell table:number-columns-repeated="12"/>
        </table:table-row>
        <table:table-row table:style-name="ro4">
          <table:table-cell table:style-name="ce3" office:value-type="string" calcext:value-type="string">
            <text:p>Varrimento 1 (→)</text:p>
          </table:table-cell>
          <table:table-cell table:number-columns-repeated="5"/>
          <table:table-cell table:style-name="ce11"/>
          <table:table-cell/>
          <table:table-cell table:style-name="ce3" office:value-type="string" calcext:value-type="string">
            <text:p>Varrimento 2 (←)</text:p>
          </table:table-cell>
          <table:table-cell table:number-columns-repeated="4"/>
        </table:table-row>
        <table:table-row table:style-name="ro5">
          <table:table-cell table:style-name="ce4"/>
          <table:table-cell table:number-columns-repeated="12"/>
        </table:table-row>
        <table:table-row table:style-name="ro3">
          <table:table-cell table:style-name="ce4" office:value-type="string" calcext:value-type="string">
            <text:p>Ecolha do limite inferior</text:p>
          </table:table-cell>
          <table:table-cell table:number-columns-repeated="7"/>
          <table:table-cell table:style-name="ce12" office:value-type="string" calcext:value-type="string">
            <text:p>Ecolha do limite inferior 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χ^2(i+1) - <text:s/>χ^2(i)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χ^2(i+1) - <text:s/>χ^2(i)</text:p>
          </table:table-cell>
        </table:table-row>
        <table:table-row table:style-name="ro1">
          <table:table-cell table:style-name="ce5" office:value-type="float" office:value="-7" calcext:value-type="float">
            <text:p>-7</text:p>
          </table:table-cell>
          <table:table-cell office:value-type="float" office:value="12" calcext:value-type="float">
            <text:p>12</text:p>
          </table:table-cell>
          <table:table-cell office:value-type="float" office:value="302.884" calcext:value-type="float">
            <text:p>302.884</text:p>
          </table:table-cell>
          <table:table-cell table:formula="of:=[.C99]/([.B99]-[.A99]-1)" office:value-type="float" office:value="16.8268888888889" calcext:value-type="float">
            <text:p>16.8268888889</text:p>
          </table:table-cell>
          <table:table-cell table:number-columns-repeated="4"/>
          <table:table-cell table:style-name="ce5" office:value-type="float" office:value="-8" calcext:value-type="float">
            <text:p>-8</text:p>
          </table:table-cell>
          <table:table-cell office:value-type="float" office:value="12" calcext:value-type="float">
            <text:p>12</text:p>
          </table:table-cell>
          <table:table-cell office:value-type="float" office:value="290.515" calcext:value-type="float">
            <text:p>290.515</text:p>
          </table:table-cell>
          <table:table-cell table:formula="of:=[.K99]/([.J99]-[.I99]-1)" office:value-type="float" office:value="15.2902631578947" calcext:value-type="float">
            <text:p>15.2902631579</text:p>
          </table:table-cell>
          <table:table-cell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164.44" calcext:value-type="float">
            <text:p>164.44</text:p>
          </table:table-cell>
          <table:table-cell table:formula="of:=[.C100]/([.B100]-[.A100]-1)" office:value-type="float" office:value="9.67294117647059" calcext:value-type="float">
            <text:p>9.6729411765</text:p>
          </table:table-cell>
          <table:table-cell table:style-name="ce8" table:formula="of:=[.C100]-[.C99]" office:value-type="float" office:value="-138.444" calcext:value-type="float">
            <text:p>-138.444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12" calcext:value-type="float">
            <text:p>12</text:p>
          </table:table-cell>
          <table:table-cell office:value-type="float" office:value="153.524" calcext:value-type="float">
            <text:p>153.524</text:p>
          </table:table-cell>
          <table:table-cell table:formula="of:=[.K100]/([.J100]-[.I100]-1)" office:value-type="float" office:value="8.52911111111111" calcext:value-type="float">
            <text:p>8.5291111111</text:p>
          </table:table-cell>
          <table:table-cell table:style-name="ce8" table:formula="of:=[.K100]-[.K99]" office:value-type="float" office:value="-136.991" calcext:value-type="float">
            <text:p>-136.99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2" calcext:value-type="float">
            <text:p>12</text:p>
          </table:table-cell>
          <table:table-cell office:value-type="float" office:value="84.1932" calcext:value-type="float">
            <text:p>84.1932</text:p>
          </table:table-cell>
          <table:table-cell table:formula="of:=[.C101]/([.B101]-[.A101]-1)" office:value-type="float" office:value="5.262075" calcext:value-type="float">
            <text:p>5.262075</text:p>
          </table:table-cell>
          <table:table-cell table:style-name="ce8" table:formula="of:=[.C101]-[.C100]" office:value-type="float" office:value="-80.2468" calcext:value-type="float">
            <text:p>-80.2468</text:p>
          </table:table-cell>
          <table:table-cell table:style-name="ce6"/>
          <table:table-cell table:number-columns-repeated="2"/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71.8111" calcext:value-type="float">
            <text:p>71.8111</text:p>
          </table:table-cell>
          <table:table-cell table:formula="of:=[.K101]/([.J101]-[.I101]-1)" office:value-type="float" office:value="4.22418235294118" calcext:value-type="float">
            <text:p>4.2241823529</text:p>
          </table:table-cell>
          <table:table-cell table:style-name="ce8" table:formula="of:=[.K101]-[.K100]" office:value-type="float" office:value="-81.7129" calcext:value-type="float">
            <text:p>-81.712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40.6909" calcext:value-type="float">
            <text:p>40.6909</text:p>
          </table:table-cell>
          <table:table-cell table:formula="of:=[.C102]/([.B102]-[.A102]-1)" office:value-type="float" office:value="2.71272666666667" calcext:value-type="float">
            <text:p>2.7127266667</text:p>
          </table:table-cell>
          <table:table-cell table:style-name="ce8" table:formula="of:=[.C102]-[.C101]" office:value-type="float" office:value="-43.5023" calcext:value-type="float">
            <text:p>-43.5023</text:p>
          </table:table-cell>
          <table:table-cell table:style-name="ce6"/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12" calcext:value-type="float">
            <text:p>12</text:p>
          </table:table-cell>
          <table:table-cell office:value-type="float" office:value="44.0221" calcext:value-type="float">
            <text:p>44.0221</text:p>
          </table:table-cell>
          <table:table-cell table:formula="of:=[.K102]/([.J102]-[.I102]-1)" office:value-type="float" office:value="2.75138125" calcext:value-type="float">
            <text:p>2.75138125</text:p>
          </table:table-cell>
          <table:table-cell table:style-name="ce8" table:formula="of:=[.K102]-[.K101]" office:value-type="float" office:value="-27.789" calcext:value-type="float">
            <text:p>-27.78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29.913" calcext:value-type="float">
            <text:p>29.913</text:p>
          </table:table-cell>
          <table:table-cell table:formula="of:=[.C103]/([.B103]-[.A103]-1)" office:value-type="float" office:value="2.13664285714286" calcext:value-type="float">
            <text:p>2.1366428571</text:p>
          </table:table-cell>
          <table:table-cell table:style-name="ce9" table:formula="of:=[.C103]-[.C102]" office:value-type="float" office:value="-10.7779" calcext:value-type="float">
            <text:p>-10.7779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28.3242" calcext:value-type="float">
            <text:p>28.3242</text:p>
          </table:table-cell>
          <table:table-cell table:formula="of:=[.K103]/([.J103]-[.I103]-1)" office:value-type="float" office:value="1.88828" calcext:value-type="float">
            <text:p>1.88828</text:p>
          </table:table-cell>
          <table:table-cell table:style-name="ce8" table:formula="of:=[.K103]-[.K102]" office:value-type="float" office:value="-15.6979" calcext:value-type="float">
            <text:p>-15.697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29.2709" calcext:value-type="float">
            <text:p>29.2709</text:p>
          </table:table-cell>
          <table:table-cell table:formula="of:=[.C104]/([.B104]-[.A104]-1)" office:value-type="float" office:value="2.25160769230769" calcext:value-type="float">
            <text:p>2.2516076923</text:p>
          </table:table-cell>
          <table:table-cell table:style-name="ce9" table:formula="of:=[.C104]-[.C103]" office:value-type="float" office:value="-0.642099999999999" calcext:value-type="float">
            <text:p>-0.6421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25.6287" calcext:value-type="float">
            <text:p>25.6287</text:p>
          </table:table-cell>
          <table:table-cell table:formula="of:=[.K104]/([.J104]-[.I104]-1)" office:value-type="float" office:value="1.83062142857143" calcext:value-type="float">
            <text:p>1.8306214286</text:p>
          </table:table-cell>
          <table:table-cell table:style-name="ce9" table:formula="of:=[.K104]-[.K103]" office:value-type="float" office:value="-2.6955" calcext:value-type="float">
            <text:p>-2.695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25.5438" calcext:value-type="float">
            <text:p>25.5438</text:p>
          </table:table-cell>
          <table:table-cell table:formula="of:=[.C105]/([.B105]-[.A105]-1)" office:value-type="float" office:value="2.12865" calcext:value-type="float">
            <text:p>2.12865</text:p>
          </table:table-cell>
          <table:table-cell table:style-name="ce9" table:formula="of:=[.C105]-[.C104]" office:value-type="float" office:value="-3.7271" calcext:value-type="float">
            <text:p>-3.7271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24.1339" calcext:value-type="float">
            <text:p>24.1339</text:p>
          </table:table-cell>
          <table:table-cell table:formula="of:=[.K105]/([.J105]-[.I105]-1)" office:value-type="float" office:value="1.85645384615385" calcext:value-type="float">
            <text:p>1.8564538462</text:p>
          </table:table-cell>
          <table:table-cell table:style-name="ce9" table:formula="of:=[.K105]-[.K104]" office:value-type="float" office:value="-1.4948" calcext:value-type="float">
            <text:p>-1.4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.6873" calcext:value-type="float">
            <text:p>20.6873</text:p>
          </table:table-cell>
          <table:table-cell table:formula="of:=[.C106]/([.B106]+[.A106]-1)" office:value-type="float" office:value="1.88066363636364" calcext:value-type="float">
            <text:p>1.8806636364</text:p>
          </table:table-cell>
          <table:table-cell table:style-name="ce9" table:formula="of:=[.C106]-[.C105]" office:value-type="float" office:value="-4.8565" calcext:value-type="float">
            <text:p>-4.8565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20.2561" calcext:value-type="float">
            <text:p>20.2561</text:p>
          </table:table-cell>
          <table:table-cell table:formula="of:=[.K106]/([.J106]-[.I106]-1)" office:value-type="float" office:value="1.68800833333333" calcext:value-type="float">
            <text:p>1.6880083333</text:p>
          </table:table-cell>
          <table:table-cell table:style-name="ce9" table:formula="of:=[.K106]-[.K105]" office:value-type="float" office:value="-3.8778" calcext:value-type="float">
            <text:p>-3.87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.6873" calcext:value-type="float">
            <text:p>20.6873</text:p>
          </table:table-cell>
          <table:table-cell table:formula="of:=[.C107]/([.B107]+[.A107]-1)" office:value-type="float" office:value="1.72394166666667" calcext:value-type="float">
            <text:p>1.7239416667</text:p>
          </table:table-cell>
          <table:table-cell table:formula="of:=[.C107]-[.C106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.6137" calcext:value-type="float">
            <text:p>16.6137</text:p>
          </table:table-cell>
          <table:table-cell table:formula="of:=[.K107]/([.J107]-[.I107]-1)" office:value-type="float" office:value="1.51033636363636" calcext:value-type="float">
            <text:p>1.5103363636</text:p>
          </table:table-cell>
          <table:table-cell table:formula="of:=[.K107]-[.K106]" office:value-type="float" office:value="-3.6424" calcext:value-type="float">
            <text:p>-3.64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.87923" calcext:value-type="float">
            <text:p>9.87923</text:p>
          </table:table-cell>
          <table:table-cell table:formula="of:=[.C108]/([.B108]+[.A108]-1)" office:value-type="float" office:value="0.759940769230769" calcext:value-type="float">
            <text:p>0.7599407692</text:p>
          </table:table-cell>
          <table:table-cell table:formula="of:=[.C108]-[.C107]" office:value-type="float" office:value="-10.80807" calcext:value-type="float">
            <text:p>-10.8080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.28643" calcext:value-type="float">
            <text:p>5.28643</text:p>
          </table:table-cell>
          <table:table-cell table:formula="of:=[.C109]/([.B109]+[.A109]-1)" office:value-type="float" office:value="0.377602142857143" calcext:value-type="float">
            <text:p>0.3776021429</text:p>
          </table:table-cell>
          <table:table-cell table:formula="of:=[.C109]-[.C108]" office:value-type="float" office:value="-4.5928" calcext:value-type="float">
            <text:p>-4.592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.23481" calcext:value-type="float">
            <text:p>5.23481</text:p>
          </table:table-cell>
          <table:table-cell table:formula="of:=[.C110]/([.B110]+[.A110]-1)" office:value-type="float" office:value="0.348987333333333" calcext:value-type="float">
            <text:p>0.3489873333</text:p>
          </table:table-cell>
          <table:table-cell table:formula="of:=[.C110]-[.C109]" office:value-type="float" office:value="-0.0516199999999998" calcext:value-type="float">
            <text:p>-0.05162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.15563" calcext:value-type="float">
            <text:p>3.15563</text:p>
          </table:table-cell>
          <table:table-cell table:formula="of:=[.C111]/([.B111]+[.A111]-1)" office:value-type="float" office:value="0.197226875" calcext:value-type="float">
            <text:p>0.197226875</text:p>
          </table:table-cell>
          <table:table-cell table:formula="of:=[.C111]-[.C110]" office:value-type="float" office:value="-2.07918" calcext:value-type="float">
            <text:p>-2.07918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6" office:value-type="string" calcext:value-type="string">
            <text:p>Lim. Inferior (Oe)</text:p>
          </table:table-cell>
          <table:table-cell table:style-name="ce6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Lim. Inferior (Oe)</text:p>
          </table:table-cell>
          <table:table-cell table:style-name="ce6" office:value-type="float" office:value="-3" calcext:value-type="float">
            <text:p>-3</text:p>
          </table:table-cell>
          <table:table-cell table:number-columns-repeated="6"/>
          <table:table-cell table:style-name="ce6" table:number-columns-repeated="2"/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5">
          <table:table-cell table:style-name="ce4" office:value-type="string" calcext:value-type="string">
            <text:p>Ecolha do limite superior </text:p>
          </table:table-cell>
          <table:table-cell table:number-columns-repeated="7"/>
          <table:table-cell table:style-name="ce4" office:value-type="string" calcext:value-type="string">
            <text:p>Ecolha do limite superior 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χ^2(i+1) - <text:s/>χ^2(i)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χ^2(i+1) - <text:s/>χ^2(i)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29.913" calcext:value-type="float">
            <text:p>29.913</text:p>
          </table:table-cell>
          <table:table-cell table:formula="of:=[.C119]/([.B119]-[.A119]-1)" office:value-type="float" office:value="2.13664285714286" calcext:value-type="float">
            <text:p>2.1366428571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25.6287" calcext:value-type="float">
            <text:p>25.6287</text:p>
          </table:table-cell>
          <table:table-cell table:formula="of:=[.K119]/([.J119]-[.I119]-1)" office:value-type="float" office:value="1.83062142857143" calcext:value-type="float">
            <text:p>1.8306214286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29.9206" calcext:value-type="float">
            <text:p>29.9206</text:p>
          </table:table-cell>
          <table:table-cell table:formula="of:=[.C120]/([.B120]-[.A120]-1)" office:value-type="float" office:value="1.99470666666667" calcext:value-type="float">
            <text:p>1.9947066667</text:p>
          </table:table-cell>
          <table:table-cell table:formula="of:=[.C120]-[.C119]" office:value-type="float" office:value="0.00760000000000005" calcext:value-type="float">
            <text:p>0.0076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33.4468" calcext:value-type="float">
            <text:p>33.4468</text:p>
          </table:table-cell>
          <table:table-cell table:formula="of:=[.K120]/([.J120]-[.I120]-1)" office:value-type="float" office:value="2.22978666666667" calcext:value-type="float">
            <text:p>2.2297866667</text:p>
          </table:table-cell>
          <table:table-cell table:formula="of:=[.K120]-[.K119]" office:value-type="float" office:value="7.81810000000001" calcext:value-type="float">
            <text:p>7.818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35.2659" calcext:value-type="float">
            <text:p>35.2659</text:p>
          </table:table-cell>
          <table:table-cell table:formula="of:=[.C121]/([.B121]-[.A121]-1)" office:value-type="float" office:value="2.20411875" calcext:value-type="float">
            <text:p>2.20411875</text:p>
          </table:table-cell>
          <table:table-cell table:formula="of:=[.C121]-[.C120]" office:value-type="float" office:value="5.3453" calcext:value-type="float">
            <text:p>5.3453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52.4526" calcext:value-type="float">
            <text:p>52.4526</text:p>
          </table:table-cell>
          <table:table-cell table:formula="of:=[.K121]/([.J121]-[.I121]-1)" office:value-type="float" office:value="3.2782875" calcext:value-type="float">
            <text:p>3.2782875</text:p>
          </table:table-cell>
          <table:table-cell table:formula="of:=[.K121]-[.K120]" office:value-type="float" office:value="19.0058" calcext:value-type="float">
            <text:p>19.005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  <table:table-cell office:value-type="float" office:value="43.1436" calcext:value-type="float">
            <text:p>43.1436</text:p>
          </table:table-cell>
          <table:table-cell table:formula="of:=[.C122]/([.B122]-[.A122]-1)" office:value-type="float" office:value="2.53785882352941" calcext:value-type="float">
            <text:p>2.5378588235</text:p>
          </table:table-cell>
          <table:table-cell table:formula="of:=[.C122]-[.C121]" office:value-type="float" office:value="7.8777" calcext:value-type="float">
            <text:p>7.8777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  <table:table-cell office:value-type="float" office:value="71.3257" calcext:value-type="float">
            <text:p>71.3257</text:p>
          </table:table-cell>
          <table:table-cell table:formula="of:=[.K122]/([.J122]-[.I122]-1)" office:value-type="float" office:value="4.19562941176471" calcext:value-type="float">
            <text:p>4.1956294118</text:p>
          </table:table-cell>
          <table:table-cell table:formula="of:=[.K122]-[.K121]" office:value-type="float" office:value="18.8731" calcext:value-type="float">
            <text:p>18.873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60.3258" calcext:value-type="float">
            <text:p>60.3258</text:p>
          </table:table-cell>
          <table:table-cell table:formula="of:=[.C123]/([.B123]-[.A123]-1)" office:value-type="float" office:value="3.35143333333333" calcext:value-type="float">
            <text:p>3.3514333333</text:p>
          </table:table-cell>
          <table:table-cell table:formula="of:=[.C123]-[.C122]" office:value-type="float" office:value="17.1822" calcext:value-type="float">
            <text:p>17.1822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103.678" calcext:value-type="float">
            <text:p>103.678</text:p>
          </table:table-cell>
          <table:table-cell table:formula="of:=[.K123]/([.J123]-[.I123]-1)" office:value-type="float" office:value="5.75988888888889" calcext:value-type="float">
            <text:p>5.7598888889</text:p>
          </table:table-cell>
          <table:table-cell table:formula="of:=[.K123]-[.K122]" office:value-type="float" office:value="32.3523" calcext:value-type="float">
            <text:p>32.352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  <table:table-cell office:value-type="float" office:value="70.8341" calcext:value-type="float">
            <text:p>70.8341</text:p>
          </table:table-cell>
          <table:table-cell table:formula="of:=[.C124]/([.B124]-[.A124]-1)" office:value-type="float" office:value="3.72811052631579" calcext:value-type="float">
            <text:p>3.7281105263</text:p>
          </table:table-cell>
          <table:table-cell table:style-name="ce9" table:formula="of:=[.C124]-[.C123]" office:value-type="float" office:value="10.5083" calcext:value-type="float">
            <text:p>10.5083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  <table:table-cell office:value-type="float" office:value="133.488" calcext:value-type="float">
            <text:p>133.488</text:p>
          </table:table-cell>
          <table:table-cell table:formula="of:=[.K124]/([.J124]-[.I124]-1)" office:value-type="float" office:value="7.02568421052632" calcext:value-type="float">
            <text:p>7.0256842105</text:p>
          </table:table-cell>
          <table:table-cell table:formula="of:=[.K124]-[.K123]" office:value-type="float" office:value="29.81" calcext:value-type="float">
            <text:p>29.8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8" calcext:value-type="float">
            <text:p>18</text:p>
          </table:table-cell>
          <table:table-cell office:value-type="float" office:value="98.5821" calcext:value-type="float">
            <text:p>98.5821</text:p>
          </table:table-cell>
          <table:table-cell table:formula="of:=[.C125]/([.B125]-[.A125]-1)" office:value-type="float" office:value="4.929105" calcext:value-type="float">
            <text:p>4.929105</text:p>
          </table:table-cell>
          <table:table-cell table:style-name="ce10" table:formula="of:=[.C125]-[.C124]" office:value-type="float" office:value="27.748" calcext:value-type="float">
            <text:p>27.748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18" calcext:value-type="float">
            <text:p>18</text:p>
          </table:table-cell>
          <table:table-cell office:value-type="float" office:value="184.061" calcext:value-type="float">
            <text:p>184.061</text:p>
          </table:table-cell>
          <table:table-cell table:formula="of:=[.K125]/([.J125]-[.I125]-1)" office:value-type="float" office:value="9.20305" calcext:value-type="float">
            <text:p>9.20305</text:p>
          </table:table-cell>
          <table:table-cell table:style-name="ce8" table:formula="of:=[.K125]-[.K124]" office:value-type="float" office:value="50.573" calcext:value-type="float">
            <text:p>50.57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  <table:table-cell office:value-type="float" office:value="130.663" calcext:value-type="float">
            <text:p>130.663</text:p>
          </table:table-cell>
          <table:table-cell table:formula="of:=[.C126]/([.B126]-[.A126]-1)" office:value-type="float" office:value="6.22204761904762" calcext:value-type="float">
            <text:p>6.222047619</text:p>
          </table:table-cell>
          <table:table-cell table:style-name="ce10" table:formula="of:=[.C126]-[.C125]" office:value-type="float" office:value="32.0809" calcext:value-type="float">
            <text:p>32.0809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  <table:table-cell office:value-type="float" office:value="235.056" calcext:value-type="float">
            <text:p>235.056</text:p>
          </table:table-cell>
          <table:table-cell table:formula="of:=[.K126]/([.J126]-[.I126]-1)" office:value-type="float" office:value="11.1931428571429" calcext:value-type="float">
            <text:p>11.1931428571</text:p>
          </table:table-cell>
          <table:table-cell table:style-name="ce10" table:formula="of:=[.K126]-[.K125]" office:value-type="float" office:value="50.995" calcext:value-type="float">
            <text:p>50.99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0" calcext:value-type="float">
            <text:p>20</text:p>
          </table:table-cell>
          <table:table-cell office:value-type="float" office:value="185.2145" calcext:value-type="float">
            <text:p>185.2145</text:p>
          </table:table-cell>
          <table:table-cell table:formula="of:=[.C127]/([.B127]-[.A127]-1)" office:value-type="float" office:value="8.41884090909091" calcext:value-type="float">
            <text:p>8.4188409091</text:p>
          </table:table-cell>
          <table:table-cell table:style-name="ce10" table:formula="of:=[.C127]-[.C126]" office:value-type="float" office:value="54.5515" calcext:value-type="float">
            <text:p>54.5515</text:p>
          </table:table-cell>
          <table:table-cell table:style-name="ce6"/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20" calcext:value-type="float">
            <text:p>20</text:p>
          </table:table-cell>
          <table:table-cell office:value-type="float" office:value="316.392" calcext:value-type="float">
            <text:p>316.392</text:p>
          </table:table-cell>
          <table:table-cell table:formula="of:=[.K127]/([.J127]-[.I127]-1)" office:value-type="float" office:value="14.3814545454545" calcext:value-type="float">
            <text:p>14.3814545455</text:p>
          </table:table-cell>
          <table:table-cell table:style-name="ce10" table:formula="of:=[.K127]-[.K126]" office:value-type="float" office:value="81.336" calcext:value-type="float">
            <text:p>81.33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1" calcext:value-type="float">
            <text:p>21</text:p>
          </table:table-cell>
          <table:table-cell office:value-type="float" office:value="260.137" calcext:value-type="float">
            <text:p>260.137</text:p>
          </table:table-cell>
          <table:table-cell table:formula="of:=[.C128]/([.B128]-[.A128]-1)" office:value-type="float" office:value="11.3103043478261" calcext:value-type="float">
            <text:p>11.3103043478</text:p>
          </table:table-cell>
          <table:table-cell table:style-name="ce10" table:formula="of:=[.C128]-[.C127]" office:value-type="float" office:value="74.9225" calcext:value-type="float">
            <text:p>74.9225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21" calcext:value-type="float">
            <text:p>21</text:p>
          </table:table-cell>
          <table:table-cell office:value-type="float" office:value="401.78" calcext:value-type="float">
            <text:p>401.78</text:p>
          </table:table-cell>
          <table:table-cell table:formula="of:=[.K128]/([.J128]-[.I128]-1)" office:value-type="float" office:value="17.4686956521739" calcext:value-type="float">
            <text:p>17.4686956522</text:p>
          </table:table-cell>
          <table:table-cell table:style-name="ce10" table:formula="of:=[.K128]-[.K127]" office:value-type="float" office:value="85.388" calcext:value-type="float">
            <text:p>85.38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6" office:value-type="string" calcext:value-type="string">
            <text:p>Lim. Superior (Oe)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/>
          <table:table-cell table:style-name="ce8"/>
          <table:table-cell table:number-columns-repeated="3"/>
          <table:table-cell table:style-name="ce6" office:value-type="string" calcext:value-type="string">
            <text:p>Lim. Superior (Oe)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/>
          <table:table-cell table:style-name="ce8"/>
        </table:table-row>
        <table:table-row table:style-name="ro1" table:number-rows-repeated="2">
          <table:table-cell table:number-columns-repeated="4"/>
          <table:table-cell table:style-name="ce8"/>
          <table:table-cell table:number-columns-repeated="7"/>
          <table:table-cell table:style-name="ce8"/>
        </table:table-row>
        <table:table-row table:style-name="ro1">
          <table:table-cell table:number-columns-repeated="13"/>
        </table:table-row>
        <table:table-row table:style-name="ro4">
          <table:table-cell table:style-name="ce2" office:value-type="string" calcext:value-type="string">
            <text:p>SV4 – Estrutura D</text:p>
          </table:table-cell>
          <table:table-cell table:number-columns-repeated="12"/>
        </table:table-row>
        <table:table-row table:style-name="ro4">
          <table:table-cell table:style-name="ce3"/>
          <table:table-cell table:number-columns-repeated="12"/>
        </table:table-row>
        <table:table-row table:style-name="ro4">
          <table:table-cell table:style-name="ce3" office:value-type="string" calcext:value-type="string">
            <text:p>Varrimento 1 (→)</text:p>
          </table:table-cell>
          <table:table-cell table:number-columns-repeated="5"/>
          <table:table-cell table:style-name="ce11"/>
          <table:table-cell/>
          <table:table-cell table:style-name="ce3" office:value-type="string" calcext:value-type="string">
            <text:p>Varrimento 2 (←)</text:p>
          </table:table-cell>
          <table:table-cell table:number-columns-repeated="4"/>
        </table:table-row>
        <table:table-row table:style-name="ro5">
          <table:table-cell table:style-name="ce4"/>
          <table:table-cell table:number-columns-repeated="12"/>
        </table:table-row>
        <table:table-row table:style-name="ro3">
          <table:table-cell table:style-name="ce4" office:value-type="string" calcext:value-type="string">
            <text:p>Ecolha do limite inferior</text:p>
          </table:table-cell>
          <table:table-cell table:number-columns-repeated="7"/>
          <table:table-cell table:style-name="ce12" office:value-type="string" calcext:value-type="string">
            <text:p>Ecolha do limite inferior 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χ^2(i+1) - <text:s/>χ^2(i)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χ^2(i+1) - <text:s/>χ^2(i)</text:p>
          </table:table-cell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office:value-type="float" office:value="16" calcext:value-type="float">
            <text:p>16</text:p>
          </table:table-cell>
          <table:table-cell office:value-type="float" office:value="1752.75" calcext:value-type="float">
            <text:p>1752.75</text:p>
          </table:table-cell>
          <table:table-cell table:formula="of:=[.C141]/([.B141]+ABS([.A141])-1)" office:value-type="float" office:value="87.6375" calcext:value-type="float">
            <text:p>87.6375</text:p>
          </table:table-cell>
          <table:table-cell table:number-columns-repeated="4"/>
          <table:table-cell table:style-name="ce5"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office:value-type="float" office:value="651.242" calcext:value-type="float">
            <text:p>651.242</text:p>
          </table:table-cell>
          <table:table-cell table:formula="of:=[.K141]/([.J141]-ABS([.I141])-1)" office:value-type="float" office:value="72.3602222222222" calcext:value-type="float">
            <text:p>72.3602222222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6" calcext:value-type="float">
            <text:p>16</text:p>
          </table:table-cell>
          <table:table-cell office:value-type="float" office:value="1407.41" calcext:value-type="float">
            <text:p>1407.41</text:p>
          </table:table-cell>
          <table:table-cell table:formula="of:=[.C142]/([.B142]+ABS([.A142])-1)" office:value-type="float" office:value="74.0742105263158" calcext:value-type="float">
            <text:p>74.0742105263</text:p>
          </table:table-cell>
          <table:table-cell table:style-name="ce8" table:formula="of:=[.C142]-[.C141]" office:value-type="float" office:value="-345.34" calcext:value-type="float">
            <text:p>-345.34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office:value-type="float" office:value="15" calcext:value-type="float">
            <text:p>15</text:p>
          </table:table-cell>
          <table:table-cell office:value-type="float" office:value="321.173" calcext:value-type="float">
            <text:p>321.173</text:p>
          </table:table-cell>
          <table:table-cell table:formula="of:=[.K142]/([.J142]-ABS([.I142])-1)" office:value-type="float" office:value="32.1173" calcext:value-type="float">
            <text:p>32.1173</text:p>
          </table:table-cell>
          <table:table-cell table:style-name="ce8" table:formula="of:=[.K142]-[.K141]" office:value-type="float" office:value="-330.069" calcext:value-type="float">
            <text:p>-330.06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1174.28" calcext:value-type="float">
            <text:p>1174.28</text:p>
          </table:table-cell>
          <table:table-cell table:formula="of:=[.C143]/([.B143]+ABS([.A143])-1)" office:value-type="float" office:value="65.2377777777778" calcext:value-type="float">
            <text:p>65.2377777778</text:p>
          </table:table-cell>
          <table:table-cell table:style-name="ce8" table:formula="of:=[.C143]-[.C142]" office:value-type="float" office:value="-233.13" calcext:value-type="float">
            <text:p>-233.13</text:p>
          </table:table-cell>
          <table:table-cell table:style-name="ce6"/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  <table:table-cell office:value-type="float" office:value="215.722" calcext:value-type="float">
            <text:p>215.722</text:p>
          </table:table-cell>
          <table:table-cell table:formula="of:=[.K143]/([.J143]-ABS([.I143])-1)" office:value-type="float" office:value="19.6110909090909" calcext:value-type="float">
            <text:p>19.6110909091</text:p>
          </table:table-cell>
          <table:table-cell table:style-name="ce8" table:formula="of:=[.K143]-[.K142]" office:value-type="float" office:value="-105.451" calcext:value-type="float">
            <text:p>-105.45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1013.48" calcext:value-type="float">
            <text:p>1013.48</text:p>
          </table:table-cell>
          <table:table-cell table:formula="of:=[.C144]/([.B144]+ABS([.A144])-1)" office:value-type="float" office:value="59.6164705882353" calcext:value-type="float">
            <text:p>59.6164705882</text:p>
          </table:table-cell>
          <table:table-cell table:style-name="ce8" table:formula="of:=[.C144]-[.C143]" office:value-type="float" office:value="-160.8" calcext:value-type="float">
            <text:p>-160.8</text:p>
          </table:table-cell>
          <table:table-cell table:style-name="ce6"/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  <table:table-cell office:value-type="float" office:value="175.737" calcext:value-type="float">
            <text:p>175.737</text:p>
          </table:table-cell>
          <table:table-cell table:formula="of:=[.K144]/([.J144]-ABS([.I144])-1)" office:value-type="float" office:value="14.64475" calcext:value-type="float">
            <text:p>14.64475</text:p>
          </table:table-cell>
          <table:table-cell table:style-name="ce8" table:formula="of:=[.K144]-[.K143]" office:value-type="float" office:value="-39.985" calcext:value-type="float">
            <text:p>-39.98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881.299" calcext:value-type="float">
            <text:p>881.299</text:p>
          </table:table-cell>
          <table:table-cell table:formula="of:=[.C145]/([.B145]+ABS([.A145])-1)" office:value-type="float" office:value="55.0811875" calcext:value-type="float">
            <text:p>55.0811875</text:p>
          </table:table-cell>
          <table:table-cell table:style-name="ce8" table:formula="of:=[.C145]-[.C144]" office:value-type="float" office:value="-132.181" calcext:value-type="float">
            <text:p>-132.18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164.388" calcext:value-type="float">
            <text:p>164.388</text:p>
          </table:table-cell>
          <table:table-cell table:formula="of:=[.K145]/([.J145]-ABS([.I145])-1)" office:value-type="float" office:value="12.6452307692308" calcext:value-type="float">
            <text:p>12.6452307692</text:p>
          </table:table-cell>
          <table:table-cell table:style-name="ce9" table:formula="of:=[.K145]-[.K144]" office:value-type="float" office:value="-11.349" calcext:value-type="float">
            <text:p>-11.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17.011" calcext:value-type="float">
            <text:p>717.011</text:p>
          </table:table-cell>
          <table:table-cell table:formula="of:=[.C146]/([.B146]+ABS([.A146])-1)" office:value-type="float" office:value="47.8007333333333" calcext:value-type="float">
            <text:p>47.8007333333</text:p>
          </table:table-cell>
          <table:table-cell table:style-name="ce8" table:formula="of:=[.C146]-[.C145]" office:value-type="float" office:value="-164.288" calcext:value-type="float">
            <text:p>-164.28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4.463" calcext:value-type="float">
            <text:p>154.463</text:p>
          </table:table-cell>
          <table:table-cell table:formula="of:=[.K146]/([.J146]-ABS([.I146])-1)" office:value-type="float" office:value="11.0330714285714" calcext:value-type="float">
            <text:p>11.0330714286</text:p>
          </table:table-cell>
          <table:table-cell table:style-name="ce9" table:formula="of:=[.K146]-[.K145]" office:value-type="float" office:value="-9.92500000000001" calcext:value-type="float">
            <text:p>-9.9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17.011" calcext:value-type="float">
            <text:p>717.011</text:p>
          </table:table-cell>
          <table:table-cell table:formula="of:=[.C147]/([.B147]+ABS([.A147])-1)" office:value-type="float" office:value="44.8131875" calcext:value-type="float">
            <text:p>44.8131875</text:p>
          </table:table-cell>
          <table:table-cell table:style-name="ce9" table:formula="of:=[.C147]-[.C146]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54.463" calcext:value-type="float">
            <text:p>154.463</text:p>
          </table:table-cell>
          <table:table-cell table:formula="of:=[.K147]/([.J147]-ABS([.I147])-1)" office:value-type="float" office:value="11.8817692307692" calcext:value-type="float">
            <text:p>11.8817692308</text:p>
          </table:table-cell>
          <table:table-cell table:style-name="ce9" table:formula="of:=[.K147]-[.K1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65.386" calcext:value-type="float">
            <text:p>665.386</text:p>
          </table:table-cell>
          <table:table-cell table:formula="of:=[.C148]/([.B148]+ABS([.A148])-1)" office:value-type="float" office:value="39.1403529411765" calcext:value-type="float">
            <text:p>39.1403529412</text:p>
          </table:table-cell>
          <table:table-cell table:style-name="ce9" table:formula="of:=[.C148]-[.C147]" office:value-type="float" office:value="-51.625" calcext:value-type="float">
            <text:p>-51.6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27.047" calcext:value-type="float">
            <text:p>127.047</text:p>
          </table:table-cell>
          <table:table-cell table:formula="of:=[.K148]/([.J148]-ABS([.I148])-1)" office:value-type="float" office:value="10.58725" calcext:value-type="float">
            <text:p>10.58725</text:p>
          </table:table-cell>
          <table:table-cell table:style-name="ce9" table:formula="of:=[.K148]-[.K147]" office:value-type="float" office:value="-27.416" calcext:value-type="float">
            <text:p>-27.4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2.606" calcext:value-type="float">
            <text:p>572.606</text:p>
          </table:table-cell>
          <table:table-cell table:formula="of:=[.C149]/([.B149]+ABS([.A149])-1)" office:value-type="float" office:value="31.8114444444444" calcext:value-type="float">
            <text:p>31.8114444444</text:p>
          </table:table-cell>
          <table:table-cell table:formula="of:=[.C149]-[.C148]" office:value-type="float" office:value="-92.78" calcext:value-type="float">
            <text:p>-92.7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3.027" calcext:value-type="float">
            <text:p>123.027</text:p>
          </table:table-cell>
          <table:table-cell table:formula="of:=[.K149]/([.J149]-ABS([.I149])-1)" office:value-type="float" office:value="11.1842727272727" calcext:value-type="float">
            <text:p>11.1842727273</text:p>
          </table:table-cell>
          <table:table-cell table:formula="of:=[.K149]-[.K148]" office:value-type="float" office:value="-4.02" calcext:value-type="float">
            <text:p>-4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27.007" calcext:value-type="float">
            <text:p>527.007</text:p>
          </table:table-cell>
          <table:table-cell table:formula="of:=[.C150]/([.B150]+ABS([.A150])-1)" office:value-type="float" office:value="27.7372105263158" calcext:value-type="float">
            <text:p>27.7372105263</text:p>
          </table:table-cell>
          <table:table-cell table:formula="of:=[.C150]-[.C149]" office:value-type="float" office:value="-45.599" calcext:value-type="float">
            <text:p>-45.59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70.735" calcext:value-type="float">
            <text:p>470.735</text:p>
          </table:table-cell>
          <table:table-cell table:formula="of:=[.C151]/([.B151]+ABS([.A151])-1)" office:value-type="float" office:value="23.53675" calcext:value-type="float">
            <text:p>23.53675</text:p>
          </table:table-cell>
          <table:table-cell table:formula="of:=[.C151]-[.C150]" office:value-type="float" office:value="-56.2719999999999" calcext:value-type="float">
            <text:p>-56.272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6" office:value-type="string" calcext:value-type="string">
            <text:p>Lim. Inferior (Oe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/>
          <table:table-cell table:style-name="ce6" office:value-type="string" calcext:value-type="string">
            <text:p>Lim. Inferior (Oe)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6" table:number-columns-repeated="2"/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5">
          <table:table-cell table:style-name="ce4" office:value-type="string" calcext:value-type="string">
            <text:p>Ecolha do limite superior </text:p>
          </table:table-cell>
          <table:table-cell table:number-columns-repeated="7"/>
          <table:table-cell table:style-name="ce4" office:value-type="string" calcext:value-type="string">
            <text:p>Ecolha do limite superior 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χ^2(i+1) - <text:s/>χ^2(i)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χ^2(i+1) - <text:s/>χ^2(i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09.922" calcext:value-type="float">
            <text:p>409.922</text:p>
          </table:table-cell>
          <table:table-cell table:formula="of:=[.C161]/([.B161]+[.A161]-1)" office:value-type="float" office:value="27.3281333333333" calcext:value-type="float">
            <text:p>27.3281333333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164.388" calcext:value-type="float">
            <text:p>164.388</text:p>
          </table:table-cell>
          <table:table-cell table:formula="of:=[.K161]/([.J161]-[.I161]-1)" office:value-type="float" office:value="10.9592" calcext:value-type="float">
            <text:p>10.95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17.011" calcext:value-type="float">
            <text:p>717.011</text:p>
          </table:table-cell>
          <table:table-cell table:formula="of:=[.C162]/([.B162]+[.A162]-1)" office:value-type="float" office:value="44.8131875" calcext:value-type="float">
            <text:p>44.8131875</text:p>
          </table:table-cell>
          <table:table-cell table:formula="of:=[.C162]-[.C161]" office:value-type="float" office:value="307.089" calcext:value-type="float">
            <text:p>307.089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204.615" calcext:value-type="float">
            <text:p>204.615</text:p>
          </table:table-cell>
          <table:table-cell table:formula="of:=[.K162]/([.J162]-[.I162]-1)" office:value-type="float" office:value="12.7884375" calcext:value-type="float">
            <text:p>12.7884375</text:p>
          </table:table-cell>
          <table:table-cell table:formula="of:=[.K162]-[.K161]" office:value-type="float" office:value="40.227" calcext:value-type="float">
            <text:p>40.2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70.781" calcext:value-type="float">
            <text:p>870.781</text:p>
          </table:table-cell>
          <table:table-cell table:formula="of:=[.C163]/([.B163]+[.A163]-1)" office:value-type="float" office:value="51.2224117647059" calcext:value-type="float">
            <text:p>51.2224117647</text:p>
          </table:table-cell>
          <table:table-cell table:formula="of:=[.C163]-[.C162]" office:value-type="float" office:value="153.77" calcext:value-type="float">
            <text:p>153.77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office:value-type="float" office:value="249.244" calcext:value-type="float">
            <text:p>249.244</text:p>
          </table:table-cell>
          <table:table-cell table:formula="of:=[.K163]/([.J163]-[.I163]-1)" office:value-type="float" office:value="14.6614117647059" calcext:value-type="float">
            <text:p>14.6614117647</text:p>
          </table:table-cell>
          <table:table-cell table:formula="of:=[.K163]-[.K162]" office:value-type="float" office:value="44.629" calcext:value-type="float">
            <text:p>44.6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18.908" calcext:value-type="float">
            <text:p>918.908</text:p>
          </table:table-cell>
          <table:table-cell table:formula="of:=[.C164]/([.B164]+[.A164]-1)" office:value-type="float" office:value="51.0504444444444" calcext:value-type="float">
            <text:p>51.0504444444</text:p>
          </table:table-cell>
          <table:table-cell table:formula="of:=[.C164]-[.C163]" office:value-type="float" office:value="48.1270000000001" calcext:value-type="float">
            <text:p>48.127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office:value-type="float" office:value="310.362" calcext:value-type="float">
            <text:p>310.362</text:p>
          </table:table-cell>
          <table:table-cell table:formula="of:=[.K164]/([.J164]-[.I164]-1)" office:value-type="float" office:value="17.2423333333333" calcext:value-type="float">
            <text:p>17.2423333333</text:p>
          </table:table-cell>
          <table:table-cell table:style-name="ce8" table:formula="of:=[.K164]-[.K163]" office:value-type="float" office:value="61.118" calcext:value-type="float">
            <text:p>61.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37.18" calcext:value-type="float">
            <text:p>937.18</text:p>
          </table:table-cell>
          <table:table-cell table:formula="of:=[.C165]/([.B165]+[.A165]-1)" office:value-type="float" office:value="49.3252631578947" calcext:value-type="float">
            <text:p>49.3252631579</text:p>
          </table:table-cell>
          <table:table-cell table:formula="of:=[.C165]-[.C164]" office:value-type="float" office:value="18.2719999999999" calcext:value-type="float">
            <text:p>18.272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9" calcext:value-type="float">
            <text:p>19</text:p>
          </table:table-cell>
          <table:table-cell office:value-type="float" office:value="378.436" calcext:value-type="float">
            <text:p>378.436</text:p>
          </table:table-cell>
          <table:table-cell table:formula="of:=[.K165]/([.J165]-[.I165]-1)" office:value-type="float" office:value="19.9176842105263" calcext:value-type="float">
            <text:p>19.9176842105</text:p>
          </table:table-cell>
          <table:table-cell table:style-name="ce8" table:formula="of:=[.K165]-[.K164]" office:value-type="float" office:value="68.074" calcext:value-type="float">
            <text:p>68.0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37.315" calcext:value-type="float">
            <text:p>937.315</text:p>
          </table:table-cell>
          <table:table-cell table:formula="of:=[.C166]/([.B166]+[.A166]-1)" office:value-type="float" office:value="46.86575" calcext:value-type="float">
            <text:p>46.86575</text:p>
          </table:table-cell>
          <table:table-cell table:style-name="ce9" table:formula="of:=[.C166]-[.C165]" office:value-type="float" office:value="0.135000000000105" calcext:value-type="float">
            <text:p>0.135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office:value-type="float" office:value="489.569" calcext:value-type="float">
            <text:p>489.569</text:p>
          </table:table-cell>
          <table:table-cell table:formula="of:=[.K166]/([.J166]-[.I166]-1)" office:value-type="float" office:value="24.47845" calcext:value-type="float">
            <text:p>24.47845</text:p>
          </table:table-cell>
          <table:table-cell table:style-name="ce8" table:formula="of:=[.K166]-[.K165]" office:value-type="float" office:value="111.133" calcext:value-type="float">
            <text:p>111.1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41.211" calcext:value-type="float">
            <text:p>941.211</text:p>
          </table:table-cell>
          <table:table-cell table:formula="of:=[.C167]/([.B167]+[.A167]-1)" office:value-type="float" office:value="44.8195714285714" calcext:value-type="float">
            <text:p>44.8195714286</text:p>
          </table:table-cell>
          <table:table-cell table:style-name="ce9" table:formula="of:=[.C167]-[.C166]" office:value-type="float" office:value="3.89599999999996" calcext:value-type="float">
            <text:p>3.896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616.018" calcext:value-type="float">
            <text:p>616.018</text:p>
          </table:table-cell>
          <table:table-cell table:formula="of:=[.K167]/([.J167]-[.I167]-1)" office:value-type="float" office:value="29.3341904761905" calcext:value-type="float">
            <text:p>29.3341904762</text:p>
          </table:table-cell>
          <table:table-cell table:style-name="ce8" table:formula="of:=[.K167]-[.K166]" office:value-type="float" office:value="126.449" calcext:value-type="float">
            <text:p>126.449</text:p>
          </table:table-cell>
        </table:table-row>
        <table:table-row table:style-name="ro1">
          <table:table-cell table:number-columns-repeated="4"/>
          <table:table-cell table:style-name="ce10"/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office:value-type="float" office:value="807.47" calcext:value-type="float">
            <text:p>807.47</text:p>
          </table:table-cell>
          <table:table-cell table:formula="of:=[.K168]/([.J168]-[.I168]-1)" office:value-type="float" office:value="36.7031818181818" calcext:value-type="float">
            <text:p>36.7031818182</text:p>
          </table:table-cell>
          <table:table-cell table:style-name="ce8" table:formula="of:=[.K168]-[.K167]" office:value-type="float" office:value="191.452" calcext:value-type="float">
            <text:p>191.452</text:p>
          </table:table-cell>
        </table:table-row>
        <table:table-row table:style-name="ro1">
          <table:table-cell table:number-columns-repeated="4"/>
          <table:table-cell table:style-name="ce10"/>
          <table:table-cell table:style-name="ce6"/>
          <table:table-cell table:number-columns-repeated="6"/>
          <table:table-cell table:style-name="ce10"/>
        </table:table-row>
        <table:table-row table:style-name="ro1">
          <table:table-cell table:style-name="ce6" office:value-type="string" calcext:value-type="string">
            <text:p>Lim. Superior (Oe)</text:p>
          </table:table-cell>
          <table:table-cell table:style-name="ce7" office:value-type="string" calcext:value-type="string">
            <text:p>-</text:p>
          </table:table-cell>
          <table:table-cell office:value-type="string" calcext:value-type="string">
            <text:p>Devido à curva histerética não é possível tirar</text:p>
          </table:table-cell>
          <table:table-cell/>
          <table:table-cell table:style-name="ce10"/>
          <table:table-cell table:number-columns-repeated="7"/>
          <table:table-cell table:style-name="ce10"/>
        </table:table-row>
        <table:table-row table:style-name="ro1">
          <table:table-cell table:number-columns-repeated="2"/>
          <table:table-cell office:value-type="string" calcext:value-type="string">
            <text:p>conclusões neste caso com base no χ^2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8"/>
          <table:table-cell table:number-columns-repeated="3"/>
          <table:table-cell table:style-name="ce6" office:value-type="string" calcext:value-type="string">
            <text:p>Lim. Superior (Oe)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23:09:24.878468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23:40:39.171608486</meta:creation-date>
    <dc:date>2016-05-04T02:48:51.580245184</dc:date>
    <meta:editing-duration>PT6H21S</meta:editing-duration>
    <meta:editing-cycles>48</meta:editing-cycles>
    <meta:generator>LibreOffice/4.2.8.2$Linux_X86_64 LibreOffice_project/420m0$Build-2</meta:generator>
    <meta:document-statistic meta:table-count="1" meta:cell-count="990" meta:object-count="0"/>
  </office:meta>
</office:document-meta>
</file>